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adornments="Condensed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79cm"/>
    </style:style>
    <style:style style:name="co4" style:family="table-column">
      <style:table-column-properties fo:break-before="auto" style:column-width="2.951cm"/>
    </style:style>
    <style:style style:name="co5" style:family="table-column">
      <style:table-column-properties fo:break-before="auto" style:column-width="3.508cm"/>
    </style:style>
    <style:style style:name="co6" style:family="table-column">
      <style:table-column-properties fo:break-before="auto" style:column-width="2.755cm"/>
    </style:style>
    <style:style style:name="co7" style:family="table-column">
      <style:table-column-properties fo:break-before="auto" style:column-width="3.648cm"/>
    </style:style>
    <style:style style:name="co8" style:family="table-column">
      <style:table-column-properties fo:break-before="auto" style:column-width="3.48cm"/>
    </style:style>
    <style:style style:name="co9" style:family="table-column">
      <style:table-column-properties fo:break-before="auto" style:column-width="2.868cm"/>
    </style:style>
    <style:style style:name="co10" style:family="table-column">
      <style:table-column-properties fo:break-before="auto" style:column-width="3.369cm"/>
    </style:style>
    <style:style style:name="co11" style:family="table-column">
      <style:table-column-properties fo:break-before="auto" style:column-width="3.452cm"/>
    </style:style>
    <style:style style:name="co12" style:family="table-column">
      <style:table-column-properties fo:break-before="auto" style:column-width="2.644cm"/>
    </style:style>
    <style:style style:name="co13" style:family="table-column">
      <style:table-column-properties fo:break-before="auto" style:column-width="3.926cm"/>
    </style:style>
    <style:style style:name="co14" style:family="table-column">
      <style:table-column-properties fo:break-before="auto" style:column-width="2.729cm"/>
    </style:style>
    <style:style style:name="co15" style:family="table-column">
      <style:table-column-properties fo:break-before="auto" style:column-width="6.265cm"/>
    </style:style>
    <style:style style:name="co16" style:family="table-column">
      <style:table-column-properties fo:break-before="auto" style:column-width="3.341cm"/>
    </style:style>
    <style:style style:name="co17" style:family="table-column">
      <style:table-column-properties fo:break-before="auto" style:column-width="4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color="#ff0000" fo:font-style="normal" style:font-style-asian="normal" style:font-style-complex="normal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ext-properties style:use-window-font-color="true" fo:font-style="normal" style:font-style-asian="normal" style:font-style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6.716cm" loext:decorative="false"/>
      <style:paragraph-properties style:writing-mode="lr-tb"/>
    </style:style>
    <style:style style:name="gr3" style:family="graphic" style:parent-style-name="Note">
      <style:graphic-properties fo:min-height="3.161cm" loext:decorative="false"/>
      <style:paragraph-properties style:writing-mode="lr-tb"/>
    </style:style>
    <style:style style:name="gr4" style:family="graphic" style:parent-style-name="Note">
      <style:graphic-properties fo:min-height="3.951cm" loext:decorative="false"/>
      <style:paragraph-properties style:writing-mode="lr-tb"/>
    </style:style>
    <style:style style:name="gr5" style:family="graphic" style:parent-style-name="Note">
      <style:graphic-properties fo:min-height="3.556cm" loext:decorative="false"/>
      <style:paragraph-properties style:writing-mode="lr-tb"/>
    </style:style>
    <style:style style:name="gr6" style:family="graphic" style:parent-style-name="Note">
      <style:graphic-properties fo:min-height="4.346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ublic section</text:p>
          </table:table-cell>
          <table:covered-table-cell table:number-columns-repeated="2"/>
          <table:table-cell office:value-type="string" calcext:value-type="string">
            <text:p>Parameters sec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CUName</text:p>
          </table:table-cell>
          <table:table-cell office:value-type="string" calcext:value-type="string">
            <text:p>bMCULine</text:p>
          </table:table-cell>
          <table:table-cell office:value-type="string" calcext:value-type="string">
            <text:p>bMCUType</text:p>
          </table:table-cell>
          <table:table-cell office:value-type="string" calcext:value-type="string">
            <text:p>Section na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F103C6T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32FUICfg</text:p>
          </table:table-cell>
          <table:table-cell table:style-name="ce2" office:value-type="string" calcext:value-type="string">
            <text:p>bDnInterType=1</text:p>
          </table:table-cell>
          <table:table-cell office:value-type="string" calcext:value-type="string">
            <office:annotation draw:style-name="gr1" svg:width="2.899cm" svg:height="1.799cm" svg:x="17.449cm" svg:y="0cm" draw:caption-point-x="-0.61cm" draw:caption-point-y="0.913cm">
              <dc:creator>Unknown Author</dc:creator>
              <dc:date>2024-07-01T10:00:00</dc:date>
              <text:p>Disable stop-mode RST</text:p>
            </office:annotation>
            <text:p>IsStopRst=1</text:p>
          </table:table-cell>
          <table:table-cell office:value-type="string" calcext:value-type="string">
            <office:annotation draw:style-name="gr1" svg:width="2.899cm" svg:height="1.799cm" svg:x="20.204cm" svg:y="0cm" draw:caption-point-x="-0.61cm" draw:caption-point-y="0.913cm">
              <dc:creator>Unknown Author</dc:creator>
              <dc:date>2024-07-01T10:00:00</dc:date>
              <text:p>Disable standby-mode RST</text:p>
            </office:annotation>
            <text:p>IsStandbyRst=1</text:p>
          </table:table-cell>
          <table:table-cell office:value-type="string" calcext:value-type="string">
            <office:annotation draw:style-name="gr1" svg:width="2.899cm" svg:height="1.799cm" svg:x="23.852cm" svg:y="0cm" draw:caption-point-x="-0.61cm" draw:caption-point-y="0.913cm">
              <dc:creator>Unknown Author</dc:creator>
              <dc:date>2024-07-01T10:00:00</dc:date>
              <text:p>Enable long delay time</text:p>
            </office:annotation>
            <text:p>IsEnableLongRest=0</text:p>
          </table:table-cell>
          <table:table-cell office:value-type="string" calcext:value-type="string">
            <office:annotation draw:style-name="gr1" svg:width="2.899cm" svg:height="1.799cm" svg:x="27.332cm" svg:y="0cm" draw:caption-point-x="-0.61cm" draw:caption-point-y="0.913cm">
              <dc:creator>Unknown Author</dc:creator>
              <dc:date>2024-07-01T10:01:00</dc:date>
              <text:p>Soft-ctrl IWDG</text:p>
            </office:annotation>
            <text:p>IsIwdgSw=1</text:p>
          </table:table-cell>
          <table:table-cell office:value-type="string" calcext:value-type="string">
            <office:annotation draw:style-name="gr1" svg:width="2.899cm" svg:height="1.799cm" svg:x="30.2cm" svg:y="0cm" draw:caption-point-x="-0.61cm" draw:caption-point-y="0.913cm">
              <dc:creator>Unknown Author</dc:creator>
              <dc:date>2024-07-01T10:05:00</dc:date>
              <text:p>Enable RRP</text:p>
            </office:annotation>
            <text:p>IsCodeProtect=1</text:p>
          </table:table-cell>
          <table:table-cell office:value-type="string" calcext:value-type="string">
            <office:annotation draw:style-name="gr1" svg:width="2.899cm" svg:height="1.799cm" svg:x="33.569cm" svg:y="0cm" draw:caption-point-x="-0.61cm" draw:caption-point-y="0.913cm">
              <dc:creator>Unknown Author</dc:creator>
              <dc:date>2024-07-01T10:03:00</dc:date>
              <text:p>Clear CodeFlash</text:p>
            </office:annotation>
            <text:p>IsEraseAllCFlash=1</text:p>
          </table:table-cell>
          <table:table-cell office:value-type="string" calcext:value-type="string">
            <office:annotation draw:style-name="gr1" svg:width="2.899cm" svg:height="1.799cm" svg:x="37.021cm" svg:y="0cm" draw:caption-point-x="-0.61cm" draw:caption-point-y="0.913cm">
              <dc:creator>Unknown Author</dc:creator>
              <dc:date>2024-07-01T10:03:00</dc:date>
              <text:p>Perform a soft reset after download</text:p>
            </office:annotation>
            <text:p>IsAfterDownRest=1</text:p>
          </table:table-cell>
          <table:table-cell office:value-type="string" calcext:value-type="string">
            <office:annotation draw:style-name="gr1" svg:width="2.899cm" svg:height="1.799cm" svg:x="39.665cm" svg:y="0cm" draw:caption-point-x="-0.61cm" draw:caption-point-y="0.913cm">
              <dc:creator>Unknown Author</dc:creator>
              <dc:date>2024-07-01T10:03:00</dc:date>
              <text:p>User data DATA0</text:p>
            </office:annotation>
            <text:p>DATA0=0x00</text:p>
          </table:table-cell>
          <table:table-cell office:value-type="string" calcext:value-type="string">
            <text:p>DATA1=0x00</text:p>
          </table:table-cell>
          <table:table-cell office:value-type="string" calcext:value-type="string">
            <office:annotation draw:style-name="gr1" svg:width="2.899cm" svg:height="1.799cm" svg:x="47.1cm" svg:y="0cm" draw:caption-point-x="-0.61cm" draw:caption-point-y="0.913cm">
              <dc:creator>Unknown Author</dc:creator>
              <dc:date>2024-07-01T10:04:00</dc:date>
              <text:p>Write protection control bit WRP0</text:p>
            </office:annotation>
            <text:p>WRP0=0xFF</text:p>
          </table:table-cell>
          <table:table-cell office:value-type="string" calcext:value-type="string">
            <text:p>WRP1=0xFF</text:p>
          </table:table-cell>
          <table:table-cell office:value-type="string" calcext:value-type="string">
            <text:p>WRP2=0xFF</text:p>
          </table:table-cell>
          <table:table-cell office:value-type="string" calcext:value-type="string">
            <text:p>WRP3=0xFF</text:p>
          </table:table-cell>
          <table:table-cell table:style-name="ce2" office:value-type="string" calcext:value-type="string">
            <text:p>Baud=115200</text:p>
          </table:table-cell>
          <table:table-cell table:style-name="ce2" office:value-type="string" calcext:value-type="string">
            <text:p>UserMem=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2F103*8*6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dem</text:p>
          </table:table-cell>
          <table:table-cell table:style-name="ce2"/>
          <table:table-cell table:number-columns-repeated="13"/>
          <table:table-cell table:style-name="ce4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H32L103C8U6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H32VUICfg</text:p>
          </table:table-cell>
          <table:table-cell table:style-name="ce2" office:value-type="string" calcext:value-type="string">
            <text:p>bDnInterType=0</text:p>
          </table:table-cell>
          <table:table-cell office:value-type="string" calcext:value-type="string">
            <office:annotation draw:style-name="gr1" svg:width="2.899cm" svg:height="1.799cm" svg:x="17.449cm" svg:y="0.903cm" draw:caption-point-x="-0.61cm" draw:caption-point-y="0.913cm">
              <dc:creator>Unknown Author</dc:creator>
              <dc:date>2024-07-01T10:00:00</dc:date>
              <text:p>Disable stop-mode RST</text:p>
            </office:annotation>
            <text:p>IsStopRst=1</text:p>
          </table:table-cell>
          <table:table-cell office:value-type="string" calcext:value-type="string">
            <office:annotation draw:style-name="gr1" svg:width="2.899cm" svg:height="1.799cm" svg:x="20.204cm" svg:y="0.903cm" draw:caption-point-x="-0.61cm" draw:caption-point-y="0.913cm">
              <dc:creator>Unknown Author</dc:creator>
              <dc:date>2024-07-01T10:00:00</dc:date>
              <text:p>Disable standby-mode RST</text:p>
            </office:annotation>
            <text:p>IsStandbyRst=1</text:p>
          </table:table-cell>
          <table:table-cell office:value-type="string" calcext:value-type="string">
            <office:annotation draw:style-name="gr1" svg:width="2.899cm" svg:height="1.799cm" svg:x="23.852cm" svg:y="0.903cm" draw:caption-point-x="-0.61cm" draw:caption-point-y="0.913cm">
              <dc:creator>Unknown Author</dc:creator>
              <dc:date>2024-07-01T10:00:00</dc:date>
              <text:p>Enable long delay time</text:p>
            </office:annotation>
            <text:p>IsEnableLongRest=0</text:p>
          </table:table-cell>
          <table:table-cell office:value-type="string" calcext:value-type="string">
            <office:annotation draw:style-name="gr1" svg:width="2.899cm" svg:height="1.799cm" svg:x="27.332cm" svg:y="0.903cm" draw:caption-point-x="-0.61cm" draw:caption-point-y="0.913cm">
              <dc:creator>Unknown Author</dc:creator>
              <dc:date>2024-07-01T10:01:00</dc:date>
              <text:p>Soft-ctrl IWDG</text:p>
            </office:annotation>
            <text:p>IsIwdgSw=1</text:p>
          </table:table-cell>
          <table:table-cell office:value-type="string" calcext:value-type="string">
            <office:annotation draw:style-name="gr1" svg:width="2.899cm" svg:height="1.799cm" svg:x="30.2cm" svg:y="0.903cm" draw:caption-point-x="-0.61cm" draw:caption-point-y="0.913cm">
              <dc:creator>Unknown Author</dc:creator>
              <dc:date>2024-07-01T10:05:00</dc:date>
              <text:p>Enable RRP</text:p>
            </office:annotation>
            <text:p>IsCodeProtect=1</text:p>
          </table:table-cell>
          <table:table-cell office:value-type="string" calcext:value-type="string">
            <office:annotation draw:style-name="gr1" svg:width="2.899cm" svg:height="1.799cm" svg:x="33.569cm" svg:y="0.903cm" draw:caption-point-x="-0.61cm" draw:caption-point-y="0.913cm">
              <dc:creator>Unknown Author</dc:creator>
              <dc:date>2024-07-01T10:03:00</dc:date>
              <text:p>Clear CodeFlash</text:p>
            </office:annotation>
            <text:p>IsEraseAllCFlash=1</text:p>
          </table:table-cell>
          <table:table-cell office:value-type="string" calcext:value-type="string">
            <office:annotation draw:style-name="gr1" svg:width="2.899cm" svg:height="1.799cm" svg:x="37.021cm" svg:y="0.903cm" draw:caption-point-x="-0.61cm" draw:caption-point-y="0.913cm">
              <dc:creator>Unknown Author</dc:creator>
              <dc:date>2024-07-01T10:03:00</dc:date>
              <text:p>Perform a soft reset after download</text:p>
            </office:annotation>
            <text:p>IsAfterDownRest=1</text:p>
          </table:table-cell>
          <table:table-cell office:value-type="string" calcext:value-type="string">
            <office:annotation draw:style-name="gr1" svg:width="2.899cm" svg:height="1.799cm" svg:x="39.665cm" svg:y="0.903cm" draw:caption-point-x="-0.61cm" draw:caption-point-y="0.913cm">
              <dc:creator>Unknown Author</dc:creator>
              <dc:date>2024-07-01T10:03:00</dc:date>
              <text:p>User data DATA0</text:p>
            </office:annotation>
            <text:p>DATA0=0x00</text:p>
          </table:table-cell>
          <table:table-cell office:value-type="string" calcext:value-type="string">
            <text:p>DATA1=0x00</text:p>
          </table:table-cell>
          <table:table-cell office:value-type="string" calcext:value-type="string">
            <office:annotation draw:style-name="gr1" svg:width="2.899cm" svg:height="1.799cm" svg:x="47.1cm" svg:y="0.903cm" draw:caption-point-x="-0.61cm" draw:caption-point-y="0.913cm">
              <dc:creator>Unknown Author</dc:creator>
              <dc:date>2024-07-01T10:04:00</dc:date>
              <text:p>Write protection control bit WRP0</text:p>
            </office:annotation>
            <text:p>WRP0=0xFF</text:p>
          </table:table-cell>
          <table:table-cell office:value-type="string" calcext:value-type="string">
            <text:p>WRP1=0xFF</text:p>
          </table:table-cell>
          <table:table-cell office:value-type="string" calcext:value-type="string">
            <text:p>WRP2=0xFF</text:p>
          </table:table-cell>
          <table:table-cell office:value-type="string" calcext:value-type="string">
            <text:p>WRP3=0xFF</text:p>
          </table:table-cell>
          <table:table-cell table:style-name="ce4" office:value-type="string" calcext:value-type="string">
            <office:annotation draw:style-name="gr1" svg:width="2.899cm" svg:height="1.799cm" svg:x="56.602cm" svg:y="0.306cm" draw:caption-point-x="-0.61cm" draw:caption-point-y="1.51cm">
              <dc:creator>Unknown Author</dc:creator>
              <dc:date>2024-07-01T10:17:00</dc:date>
              <text:p>DI_Baud (read only)</text:p>
            </office:annotation>
            <text:p>Baud=115200</text:p>
          </table:table-cell>
          <table:table-cell table:style-name="ce2" office:value-type="string" calcext:value-type="string">
            <text:p>UserMem=.</text:p>
          </table:table-cell>
          <table:table-cell table:style-name="ce2" office:value-type="string" calcext:value-type="string">
            <text:p>PD7Multiplexing=0</text:p>
          </table:table-cell>
          <table:table-cell office:value-type="string" calcext:value-type="string">
            <office:annotation draw:style-name="gr1" svg:width="2.899cm" svg:height="1.799cm" svg:x="70.272cm" svg:y="0.306cm" draw:caption-point-x="-0.61cm" draw:caption-point-y="1.51cm">
              <dc:creator>Unknown Author</dc:creator>
              <dc:date>2024-07-01T10:20:00</dc:date>
              <text:p>Enable CAN Busoff faster</text:p>
            </office:annotation>
            <text:p>CANOfflineRecovery=0</text:p>
          </table:table-cell>
        </table:table-row>
        <table:table-row table:style-name="ro1">
          <table:table-cell office:value-type="string" calcext:value-type="string">
            <text:p>CH32L103C8T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dem</text:p>
          </table:table-cell>
          <table:table-cell table:style-name="ce3"/>
          <table:table-cell table:number-columns-repeated="1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H32L103F8P6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dem</text:p>
          </table:table-cell>
          <table:table-cell table:style-name="ce3"/>
          <table:table-cell table:number-columns-repeated="1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H32L103G8R6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dem</text:p>
          </table:table-cell>
          <table:table-cell table:style-name="ce3"/>
          <table:table-cell table:number-columns-repeated="1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H32L103K8U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em</text:p>
          </table:table-cell>
          <table:table-cell table:style-name="ce3"/>
          <table:table-cell table:number-columns-repeated="1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H32L103F8U6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dem</text:p>
          </table:table-cell>
          <table:table-cell table:style-name="ce3"/>
          <table:table-cell table:number-columns-repeated="1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H32L103F7P6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dem</text:p>
          </table:table-cell>
          <table:table-cell table:style-name="ce3"/>
          <table:table-cell table:number-columns-repeated="1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H32V003J4M6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H32VUICfg</text:p>
          </table:table-cell>
          <table:table-cell table:style-name="ce2" office:value-type="string" calcext:value-type="string">
            <text:p>bDnInterType=1</text:p>
          </table:table-cell>
          <table:table-cell office:value-type="string" calcext:value-type="string">
            <office:annotation draw:style-name="gr1" svg:width="2.899cm" svg:height="1.799cm" svg:x="17.449cm" svg:y="4.064cm" draw:caption-point-x="-0.61cm" draw:caption-point-y="0.913cm">
              <dc:creator>Unknown Author</dc:creator>
              <dc:date>2024-07-01T10:00:00</dc:date>
              <text:p>Disable stop-mode RST</text:p>
            </office:annotation>
            <text:p>IsStopRst=1</text:p>
          </table:table-cell>
          <table:table-cell office:value-type="string" calcext:value-type="string">
            <office:annotation draw:style-name="gr1" svg:width="2.899cm" svg:height="1.799cm" svg:x="20.204cm" svg:y="4.064cm" draw:caption-point-x="-0.61cm" draw:caption-point-y="0.913cm">
              <dc:creator>Unknown Author</dc:creator>
              <dc:date>2024-07-01T10:00:00</dc:date>
              <text:p>Disable standby-mode RST</text:p>
            </office:annotation>
            <text:p>IsStandbyRst=1</text:p>
          </table:table-cell>
          <table:table-cell office:value-type="string" calcext:value-type="string">
            <office:annotation draw:style-name="gr1" svg:width="2.899cm" svg:height="1.799cm" svg:x="23.852cm" svg:y="4.064cm" draw:caption-point-x="-0.61cm" draw:caption-point-y="0.913cm">
              <dc:creator>Unknown Author</dc:creator>
              <dc:date>2024-07-01T10:00:00</dc:date>
              <text:p>Enable long delay time</text:p>
            </office:annotation>
            <text:p>IsEnableLongRest=0</text:p>
          </table:table-cell>
          <table:table-cell office:value-type="string" calcext:value-type="string">
            <office:annotation draw:style-name="gr1" svg:width="2.899cm" svg:height="1.799cm" svg:x="27.332cm" svg:y="4.064cm" draw:caption-point-x="-0.61cm" draw:caption-point-y="0.913cm">
              <dc:creator>Unknown Author</dc:creator>
              <dc:date>2024-07-01T10:01:00</dc:date>
              <text:p>Soft-ctrl IWDG</text:p>
            </office:annotation>
            <text:p>IsIwdgSw=1</text:p>
          </table:table-cell>
          <table:table-cell office:value-type="string" calcext:value-type="string">
            <office:annotation draw:style-name="gr1" svg:width="2.899cm" svg:height="1.799cm" svg:x="30.2cm" svg:y="4.064cm" draw:caption-point-x="-0.61cm" draw:caption-point-y="0.913cm">
              <dc:creator>Unknown Author</dc:creator>
              <dc:date>2024-07-01T10:05:00</dc:date>
              <text:p>Enable RRP</text:p>
            </office:annotation>
            <text:p>IsCodeProtect=1</text:p>
          </table:table-cell>
          <table:table-cell office:value-type="string" calcext:value-type="string">
            <office:annotation draw:style-name="gr1" svg:width="2.899cm" svg:height="1.799cm" svg:x="33.569cm" svg:y="4.064cm" draw:caption-point-x="-0.61cm" draw:caption-point-y="0.913cm">
              <dc:creator>Unknown Author</dc:creator>
              <dc:date>2024-07-01T10:03:00</dc:date>
              <text:p>Clear CodeFlash</text:p>
            </office:annotation>
            <text:p>IsEraseAllCFlash=1</text:p>
          </table:table-cell>
          <table:table-cell office:value-type="string" calcext:value-type="string">
            <office:annotation draw:style-name="gr1" svg:width="2.899cm" svg:height="1.799cm" svg:x="37.021cm" svg:y="4.064cm" draw:caption-point-x="-0.61cm" draw:caption-point-y="0.913cm">
              <dc:creator>Unknown Author</dc:creator>
              <dc:date>2024-07-01T10:03:00</dc:date>
              <text:p>Perform a soft reset after download</text:p>
            </office:annotation>
            <text:p>IsAfterDownRest=1</text:p>
          </table:table-cell>
          <table:table-cell office:value-type="string" calcext:value-type="string">
            <office:annotation draw:style-name="gr1" svg:width="2.899cm" svg:height="1.799cm" svg:x="39.665cm" svg:y="4.064cm" draw:caption-point-x="-0.61cm" draw:caption-point-y="0.913cm">
              <dc:creator>Unknown Author</dc:creator>
              <dc:date>2024-07-01T10:03:00</dc:date>
              <text:p>User data DATA0</text:p>
            </office:annotation>
            <text:p>DATA0=0x00</text:p>
          </table:table-cell>
          <table:table-cell office:value-type="string" calcext:value-type="string">
            <text:p>DATA1=0x00</text:p>
          </table:table-cell>
          <table:table-cell office:value-type="string" calcext:value-type="string">
            <office:annotation draw:style-name="gr1" svg:width="2.899cm" svg:height="1.799cm" svg:x="47.1cm" svg:y="4.064cm" draw:caption-point-x="-0.61cm" draw:caption-point-y="0.913cm">
              <dc:creator>Unknown Author</dc:creator>
              <dc:date>2024-07-01T10:04:00</dc:date>
              <text:p>Write protection control bit WRP0</text:p>
            </office:annotation>
            <text:p>WRP0=0xFF</text:p>
          </table:table-cell>
          <table:table-cell office:value-type="string" calcext:value-type="string">
            <text:p>WRP1=0xFF</text:p>
          </table:table-cell>
          <table:table-cell table:style-name="ce2" office:value-type="string" calcext:value-type="string">
            <text:p>WRP2=.</text:p>
          </table:table-cell>
          <table:table-cell table:style-name="ce2" office:value-type="string" calcext:value-type="string">
            <text:p>WRP3=.</text:p>
          </table:table-cell>
          <table:table-cell table:style-name="ce4" office:value-type="string" calcext:value-type="string">
            <office:annotation draw:style-name="gr1" svg:width="2.899cm" svg:height="1.799cm" svg:x="56.602cm" svg:y="3.467cm" draw:caption-point-x="-0.61cm" draw:caption-point-y="1.51cm">
              <dc:creator>Unknown Author</dc:creator>
              <dc:date>2024-07-01T10:17:00</dc:date>
              <text:p>DI_Baud (read only)</text:p>
            </office:annotation>
            <text:p>Baud=115200</text:p>
          </table:table-cell>
          <table:table-cell table:style-name="ce2" office:value-type="string" calcext:value-type="string">
            <text:p>UserMem=.</text:p>
          </table:table-cell>
          <table:table-cell table:style-name="ce4" office:value-type="string" calcext:value-type="string">
            <office:annotation draw:style-name="gr2" svg:width="2.899cm" svg:height="6.916cm" svg:x="66.208cm" svg:y="3.467cm" draw:caption-point-x="-0.61cm" draw:caption-point-y="1.51cm">
              <dc:creator>Unknown Author</dc:creator>
              <dc:date>2024-07-01T11:28:00</dc:date>
              <text:p>PD7 multiplexing is an external pin reset</text:p>
              <text:p/>
              <text:p>0 : Enable (ignoring pin status within 128us)</text:p>
              <text:p>1 : Enable (ignoring pin status within 1ms)</text:p>
              <text:p>2 : Enable (ignoring pin status within 12ms)</text:p>
              <text:p>3 : Disable</text:p>
            </office:annotation>
            <text:p>PD7Multiplexing=0</text:p>
          </table:table-cell>
          <table:table-cell table:style-name="ce2" office:value-type="string" calcext:value-type="string">
            <text:p>CANOfflineRecovery=0</text:p>
          </table:table-cell>
        </table:table-row>
        <table:table-row table:style-name="ro1">
          <table:table-cell office:value-type="string" calcext:value-type="string">
            <text:p>CH32V003A4M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em</text:p>
          </table:table-cell>
          <table:table-cell table:number-columns-repeated="16"/>
          <table:table-cell table:style-name="ce4" office:value-type="string" calcext:value-type="string">
            <office:annotation draw:style-name="gr2" svg:width="2.899cm" svg:height="6.916cm" svg:x="66.208cm" svg:y="3.919cm" draw:caption-point-x="-0.61cm" draw:caption-point-y="1.51cm">
              <dc:creator>Unknown Author</dc:creator>
              <dc:date>2024-07-01T11:28:00</dc:date>
              <text:p>PD7 multiplexing is an external pin reset</text:p>
              <text:p/>
              <text:p>0 : Enable (ignoring pin status within 128us)</text:p>
              <text:p>1 : Enable (ignoring pin status within 1ms)</text:p>
              <text:p>2 : Enable (ignoring pin status within 12ms)</text:p>
              <text:p>3 : Disable</text:p>
            </office:annotation>
            <text:p>PD7Multiplexing=0</text:p>
          </table:table-cell>
          <table:table-cell/>
        </table:table-row>
        <table:table-row table:style-name="ro1">
          <table:table-cell office:value-type="string" calcext:value-type="string">
            <text:p>CH32V003F4U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dem</text:p>
          </table:table-cell>
          <table:table-cell table:number-columns-repeated="16"/>
          <table:table-cell table:style-name="ce4" office:value-type="string" calcext:value-type="string">
            <office:annotation draw:style-name="gr2" svg:width="2.899cm" svg:height="6.916cm" svg:x="66.208cm" svg:y="4.37cm" draw:caption-point-x="-0.61cm" draw:caption-point-y="1.51cm">
              <dc:creator>Unknown Author</dc:creator>
              <dc:date>2024-07-01T11:28:00</dc:date>
              <text:p>PD7 multiplexing is an external pin reset</text:p>
              <text:p/>
              <text:p>0 : Enable (ignoring pin status within 128us)</text:p>
              <text:p>1 : Enable (ignoring pin status within 1ms)</text:p>
              <text:p>2 : Enable (ignoring pin status within 12ms)</text:p>
              <text:p>3 : Disable</text:p>
            </office:annotation>
            <text:p>PD7Multiplexing=0</text:p>
          </table:table-cell>
          <table:table-cell/>
        </table:table-row>
        <table:table-row table:style-name="ro1">
          <table:table-cell office:value-type="string" calcext:value-type="string">
            <text:p>CH32V003F4P6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dem</text:p>
          </table:table-cell>
          <table:table-cell table:number-columns-repeated="16"/>
          <table:table-cell table:style-name="ce4" office:value-type="string" calcext:value-type="string">
            <office:annotation draw:style-name="gr2" svg:width="2.899cm" svg:height="6.916cm" svg:x="66.208cm" svg:y="4.822cm" draw:caption-point-x="-0.61cm" draw:caption-point-y="1.51cm">
              <dc:creator>Unknown Author</dc:creator>
              <dc:date>2024-07-01T11:28:00</dc:date>
              <text:p>PD7 multiplexing is an external pin reset</text:p>
              <text:p/>
              <text:p>0 : Enable (ignoring pin status within 128us)</text:p>
              <text:p>1 : Enable (ignoring pin status within 1ms)</text:p>
              <text:p>2 : Enable (ignoring pin status within 12ms)</text:p>
              <text:p>3 : Disable</text:p>
            </office:annotation>
            <text:p>PD7Multiplexing=0</text:p>
          </table:table-cell>
          <table:table-cell/>
        </table:table-row>
        <table:table-row table:style-name="ro1">
          <table:table-cell office:value-type="string" calcext:value-type="string">
            <text:p>CH32V103*6*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32VUICfg</text:p>
          </table:table-cell>
          <table:table-cell table:style-name="ce2" office:value-type="string" calcext:value-type="string">
            <text:p>bDnInterType=0</text:p>
          </table:table-cell>
          <table:table-cell office:value-type="string" calcext:value-type="string">
            <office:annotation draw:style-name="gr1" svg:width="2.899cm" svg:height="1.799cm" svg:x="17.449cm" svg:y="5.87cm" draw:caption-point-x="-0.61cm" draw:caption-point-y="0.913cm">
              <dc:creator>Unknown Author</dc:creator>
              <dc:date>2024-07-01T10:00:00</dc:date>
              <text:p>Disable stop-mode RST</text:p>
            </office:annotation>
            <text:p>IsStopRst=1</text:p>
          </table:table-cell>
          <table:table-cell office:value-type="string" calcext:value-type="string">
            <office:annotation draw:style-name="gr1" svg:width="2.899cm" svg:height="1.799cm" svg:x="20.204cm" svg:y="5.87cm" draw:caption-point-x="-0.61cm" draw:caption-point-y="0.913cm">
              <dc:creator>Unknown Author</dc:creator>
              <dc:date>2024-07-01T10:00:00</dc:date>
              <text:p>Disable standby-mode RST</text:p>
            </office:annotation>
            <text:p>IsStandbyRst=1</text:p>
          </table:table-cell>
          <table:table-cell office:value-type="string" calcext:value-type="string">
            <office:annotation draw:style-name="gr1" svg:width="2.899cm" svg:height="1.799cm" svg:x="23.852cm" svg:y="5.87cm" draw:caption-point-x="-0.61cm" draw:caption-point-y="0.913cm">
              <dc:creator>Unknown Author</dc:creator>
              <dc:date>2024-07-01T10:00:00</dc:date>
              <text:p>Enable long delay time</text:p>
            </office:annotation>
            <text:p>IsEnableLongRest=0</text:p>
          </table:table-cell>
          <table:table-cell office:value-type="string" calcext:value-type="string">
            <office:annotation draw:style-name="gr1" svg:width="2.899cm" svg:height="1.799cm" svg:x="27.332cm" svg:y="5.87cm" draw:caption-point-x="-0.61cm" draw:caption-point-y="0.913cm">
              <dc:creator>Unknown Author</dc:creator>
              <dc:date>2024-07-01T10:01:00</dc:date>
              <text:p>Soft-ctrl IWDG</text:p>
            </office:annotation>
            <text:p>IsIwdgSw=1</text:p>
          </table:table-cell>
          <table:table-cell office:value-type="string" calcext:value-type="string">
            <office:annotation draw:style-name="gr1" svg:width="2.899cm" svg:height="1.799cm" svg:x="30.2cm" svg:y="5.87cm" draw:caption-point-x="-0.61cm" draw:caption-point-y="0.913cm">
              <dc:creator>Unknown Author</dc:creator>
              <dc:date>2024-07-01T10:05:00</dc:date>
              <text:p>Enable RRP</text:p>
            </office:annotation>
            <text:p>IsCodeProtect=1</text:p>
          </table:table-cell>
          <table:table-cell office:value-type="string" calcext:value-type="string">
            <office:annotation draw:style-name="gr1" svg:width="2.899cm" svg:height="1.799cm" svg:x="33.569cm" svg:y="5.87cm" draw:caption-point-x="-0.61cm" draw:caption-point-y="0.913cm">
              <dc:creator>Unknown Author</dc:creator>
              <dc:date>2024-07-01T10:03:00</dc:date>
              <text:p>Clear CodeFlash</text:p>
            </office:annotation>
            <text:p>IsEraseAllCFlash=1</text:p>
          </table:table-cell>
          <table:table-cell office:value-type="string" calcext:value-type="string">
            <office:annotation draw:style-name="gr1" svg:width="2.899cm" svg:height="1.799cm" svg:x="37.021cm" svg:y="5.87cm" draw:caption-point-x="-0.61cm" draw:caption-point-y="0.913cm">
              <dc:creator>Unknown Author</dc:creator>
              <dc:date>2024-07-01T10:03:00</dc:date>
              <text:p>Perform a soft reset after download</text:p>
            </office:annotation>
            <text:p>IsAfterDownRest=1</text:p>
          </table:table-cell>
          <table:table-cell office:value-type="string" calcext:value-type="string">
            <office:annotation draw:style-name="gr1" svg:width="2.899cm" svg:height="1.799cm" svg:x="39.665cm" svg:y="5.87cm" draw:caption-point-x="-0.61cm" draw:caption-point-y="0.913cm">
              <dc:creator>Unknown Author</dc:creator>
              <dc:date>2024-07-01T10:03:00</dc:date>
              <text:p>User data DATA0</text:p>
            </office:annotation>
            <text:p>DATA0=0x00</text:p>
          </table:table-cell>
          <table:table-cell office:value-type="string" calcext:value-type="string">
            <text:p>DATA1=0x00</text:p>
          </table:table-cell>
          <table:table-cell office:value-type="string" calcext:value-type="string">
            <office:annotation draw:style-name="gr1" svg:width="2.899cm" svg:height="1.799cm" svg:x="47.1cm" svg:y="5.87cm" draw:caption-point-x="-0.61cm" draw:caption-point-y="0.913cm">
              <dc:creator>Unknown Author</dc:creator>
              <dc:date>2024-07-01T10:04:00</dc:date>
              <text:p>Write protection control bit WRP0</text:p>
            </office:annotation>
            <text:p>WRP0=0xFF</text:p>
          </table:table-cell>
          <table:table-cell office:value-type="string" calcext:value-type="string">
            <text:p>WRP1=0xFF</text:p>
          </table:table-cell>
          <table:table-cell office:value-type="string" calcext:value-type="string">
            <text:p>WRP2=0xFF</text:p>
          </table:table-cell>
          <table:table-cell office:value-type="string" calcext:value-type="string">
            <text:p>WRP3=0xFF</text:p>
          </table:table-cell>
          <table:table-cell table:style-name="ce2" office:value-type="string" calcext:value-type="string">
            <text:p>Baud=115200</text:p>
          </table:table-cell>
          <table:table-cell table:style-name="ce2" office:value-type="string" calcext:value-type="string">
            <text:p>UserMem=.</text:p>
          </table:table-cell>
          <table:table-cell table:style-name="ce2" office:value-type="string" calcext:value-type="string">
            <text:p>PD7Multiplexing=0</text:p>
          </table:table-cell>
          <table:table-cell table:style-name="ce2" office:value-type="string" calcext:value-type="string">
            <text:p>CANOfflineRecovery=0</text:p>
          </table:table-cell>
        </table:table-row>
        <table:table-row table:style-name="ro1">
          <table:table-cell office:value-type="string" calcext:value-type="string">
            <text:p>CH32V103*8*6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V203G8R6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H32VUICfg</text:p>
          </table:table-cell>
          <table:table-cell table:style-name="ce2" office:value-type="string" calcext:value-type="string">
            <text:p>bDnInterType=0</text:p>
          </table:table-cell>
          <table:table-cell office:value-type="string" calcext:value-type="string">
            <office:annotation draw:style-name="gr1" svg:width="2.899cm" svg:height="1.799cm" svg:x="17.449cm" svg:y="6.773cm" draw:caption-point-x="-0.61cm" draw:caption-point-y="0.913cm">
              <dc:creator>Unknown Author</dc:creator>
              <dc:date>2024-07-01T10:00:00</dc:date>
              <text:p>Disable stop-mode RST</text:p>
            </office:annotation>
            <text:p>IsStopRst=1</text:p>
          </table:table-cell>
          <table:table-cell office:value-type="string" calcext:value-type="string">
            <office:annotation draw:style-name="gr1" svg:width="2.899cm" svg:height="1.799cm" svg:x="20.204cm" svg:y="6.773cm" draw:caption-point-x="-0.61cm" draw:caption-point-y="0.913cm">
              <dc:creator>Unknown Author</dc:creator>
              <dc:date>2024-07-01T10:00:00</dc:date>
              <text:p>Disable standby-mode RST</text:p>
            </office:annotation>
            <text:p>IsStandbyRst=1</text:p>
          </table:table-cell>
          <table:table-cell office:value-type="string" calcext:value-type="string">
            <office:annotation draw:style-name="gr1" svg:width="2.899cm" svg:height="1.799cm" svg:x="23.852cm" svg:y="6.773cm" draw:caption-point-x="-0.61cm" draw:caption-point-y="0.913cm">
              <dc:creator>Unknown Author</dc:creator>
              <dc:date>2024-07-01T10:00:00</dc:date>
              <text:p>Enable long delay time</text:p>
            </office:annotation>
            <text:p>IsEnableLongRest=0</text:p>
          </table:table-cell>
          <table:table-cell office:value-type="string" calcext:value-type="string">
            <office:annotation draw:style-name="gr1" svg:width="2.899cm" svg:height="1.799cm" svg:x="27.332cm" svg:y="6.773cm" draw:caption-point-x="-0.61cm" draw:caption-point-y="0.913cm">
              <dc:creator>Unknown Author</dc:creator>
              <dc:date>2024-07-01T10:01:00</dc:date>
              <text:p>Soft-ctrl IWDG</text:p>
            </office:annotation>
            <text:p>IsIwdgSw=1</text:p>
          </table:table-cell>
          <table:table-cell office:value-type="string" calcext:value-type="string">
            <office:annotation draw:style-name="gr1" svg:width="2.899cm" svg:height="1.799cm" svg:x="30.2cm" svg:y="6.773cm" draw:caption-point-x="-0.61cm" draw:caption-point-y="0.913cm">
              <dc:creator>Unknown Author</dc:creator>
              <dc:date>2024-07-01T10:05:00</dc:date>
              <text:p>Enable RRP</text:p>
            </office:annotation>
            <text:p>IsCodeProtect=1</text:p>
          </table:table-cell>
          <table:table-cell office:value-type="string" calcext:value-type="string">
            <office:annotation draw:style-name="gr1" svg:width="2.899cm" svg:height="1.799cm" svg:x="33.569cm" svg:y="6.773cm" draw:caption-point-x="-0.61cm" draw:caption-point-y="0.913cm">
              <dc:creator>Unknown Author</dc:creator>
              <dc:date>2024-07-01T10:03:00</dc:date>
              <text:p>Clear CodeFlash</text:p>
            </office:annotation>
            <text:p>IsEraseAllCFlash=1</text:p>
          </table:table-cell>
          <table:table-cell office:value-type="string" calcext:value-type="string">
            <office:annotation draw:style-name="gr1" svg:width="2.899cm" svg:height="1.799cm" svg:x="37.021cm" svg:y="6.773cm" draw:caption-point-x="-0.61cm" draw:caption-point-y="0.913cm">
              <dc:creator>Unknown Author</dc:creator>
              <dc:date>2024-07-01T10:03:00</dc:date>
              <text:p>Perform a soft reset after download</text:p>
            </office:annotation>
            <text:p>IsAfterDownRest=1</text:p>
          </table:table-cell>
          <table:table-cell office:value-type="string" calcext:value-type="string">
            <office:annotation draw:style-name="gr1" svg:width="2.899cm" svg:height="1.799cm" svg:x="39.665cm" svg:y="6.773cm" draw:caption-point-x="-0.61cm" draw:caption-point-y="0.913cm">
              <dc:creator>Unknown Author</dc:creator>
              <dc:date>2024-07-01T10:03:00</dc:date>
              <text:p>User data DATA0</text:p>
            </office:annotation>
            <text:p>DATA0=0x00</text:p>
          </table:table-cell>
          <table:table-cell office:value-type="string" calcext:value-type="string">
            <text:p>DATA1=0x00</text:p>
          </table:table-cell>
          <table:table-cell office:value-type="string" calcext:value-type="string">
            <office:annotation draw:style-name="gr1" svg:width="2.899cm" svg:height="1.799cm" svg:x="47.1cm" svg:y="6.773cm" draw:caption-point-x="-0.61cm" draw:caption-point-y="0.913cm">
              <dc:creator>Unknown Author</dc:creator>
              <dc:date>2024-07-01T10:04:00</dc:date>
              <text:p>Write protection control bit WRP0</text:p>
            </office:annotation>
            <text:p>WRP0=0xFF</text:p>
          </table:table-cell>
          <table:table-cell office:value-type="string" calcext:value-type="string">
            <text:p>WRP1=0xFF</text:p>
          </table:table-cell>
          <table:table-cell office:value-type="string" calcext:value-type="string">
            <text:p>WRP2=0xFF</text:p>
          </table:table-cell>
          <table:table-cell office:value-type="string" calcext:value-type="string">
            <text:p>WRP3=0xFF</text:p>
          </table:table-cell>
          <table:table-cell table:style-name="ce4" office:value-type="string" calcext:value-type="string">
            <office:annotation draw:style-name="gr1" svg:width="2.899cm" svg:height="1.799cm" svg:x="56.602cm" svg:y="6.176cm" draw:caption-point-x="-0.61cm" draw:caption-point-y="1.51cm">
              <dc:creator>Unknown Author</dc:creator>
              <dc:date>2024-07-01T10:57:00</dc:date>
              <text:p>DI_Baud : 115200, 1M, 2M</text:p>
            </office:annotation>
            <text:p>Baud=115200</text:p>
          </table:table-cell>
          <table:table-cell table:style-name="ce3" office:value-type="string" calcext:value-type="string">
            <text:p>UserMem=.</text:p>
          </table:table-cell>
          <table:table-cell table:style-name="ce2" office:value-type="string" calcext:value-type="string">
            <text:p>PD7Multiplexing=0</text:p>
          </table:table-cell>
          <table:table-cell table:style-name="ce2" office:value-type="string" calcext:value-type="string">
            <text:p>CANOfflineRecovery=0</text:p>
          </table:table-cell>
        </table:table-row>
        <table:table-row table:style-name="ro1">
          <table:table-cell office:value-type="string" calcext:value-type="string">
            <text:p>CH32V203F8P6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V203C8U6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V203C8T6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V203K8T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V203C6T6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V203K6T6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V203G6U6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V203F6P6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V203F8U6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V203RBT6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H32VUICfg</text:p>
          </table:table-cell>
          <table:table-cell table:style-name="ce2" office:value-type="string" calcext:value-type="string">
            <text:p>bDnInterType=0</text:p>
          </table:table-cell>
          <table:table-cell office:value-type="string" calcext:value-type="string">
            <office:annotation draw:style-name="gr1" svg:width="2.899cm" svg:height="1.799cm" svg:x="17.449cm" svg:y="11.289cm" draw:caption-point-x="-0.61cm" draw:caption-point-y="0.913cm">
              <dc:creator>Unknown Author</dc:creator>
              <dc:date>2024-07-01T10:00:00</dc:date>
              <text:p>Disable stop-mode RST</text:p>
            </office:annotation>
            <text:p>IsStopRst=1</text:p>
          </table:table-cell>
          <table:table-cell office:value-type="string" calcext:value-type="string">
            <office:annotation draw:style-name="gr1" svg:width="2.899cm" svg:height="1.799cm" svg:x="20.204cm" svg:y="11.289cm" draw:caption-point-x="-0.61cm" draw:caption-point-y="0.913cm">
              <dc:creator>Unknown Author</dc:creator>
              <dc:date>2024-07-01T10:00:00</dc:date>
              <text:p>Disable standby-mode RST</text:p>
            </office:annotation>
            <text:p>IsStandbyRst=1</text:p>
          </table:table-cell>
          <table:table-cell office:value-type="string" calcext:value-type="string">
            <office:annotation draw:style-name="gr1" svg:width="2.899cm" svg:height="1.799cm" svg:x="23.852cm" svg:y="11.289cm" draw:caption-point-x="-0.61cm" draw:caption-point-y="0.913cm">
              <dc:creator>Unknown Author</dc:creator>
              <dc:date>2024-07-01T10:00:00</dc:date>
              <text:p>Enable long delay time</text:p>
            </office:annotation>
            <text:p>IsEnableLongRest=0</text:p>
          </table:table-cell>
          <table:table-cell office:value-type="string" calcext:value-type="string">
            <office:annotation draw:style-name="gr1" svg:width="2.899cm" svg:height="1.799cm" svg:x="27.332cm" svg:y="11.289cm" draw:caption-point-x="-0.61cm" draw:caption-point-y="0.913cm">
              <dc:creator>Unknown Author</dc:creator>
              <dc:date>2024-07-01T10:01:00</dc:date>
              <text:p>Soft-ctrl IWDG</text:p>
            </office:annotation>
            <text:p>IsIwdgSw=1</text:p>
          </table:table-cell>
          <table:table-cell office:value-type="string" calcext:value-type="string">
            <office:annotation draw:style-name="gr1" svg:width="2.899cm" svg:height="1.799cm" svg:x="30.2cm" svg:y="11.289cm" draw:caption-point-x="-0.61cm" draw:caption-point-y="0.913cm">
              <dc:creator>Unknown Author</dc:creator>
              <dc:date>2024-07-01T10:05:00</dc:date>
              <text:p>Enable RRP</text:p>
            </office:annotation>
            <text:p>IsCodeProtect=1</text:p>
          </table:table-cell>
          <table:table-cell office:value-type="string" calcext:value-type="string">
            <office:annotation draw:style-name="gr1" svg:width="2.899cm" svg:height="1.799cm" svg:x="33.569cm" svg:y="11.289cm" draw:caption-point-x="-0.61cm" draw:caption-point-y="0.913cm">
              <dc:creator>Unknown Author</dc:creator>
              <dc:date>2024-07-01T10:03:00</dc:date>
              <text:p>Clear CodeFlash</text:p>
            </office:annotation>
            <text:p>IsEraseAllCFlash=1</text:p>
          </table:table-cell>
          <table:table-cell office:value-type="string" calcext:value-type="string">
            <office:annotation draw:style-name="gr1" svg:width="2.899cm" svg:height="1.799cm" svg:x="37.021cm" svg:y="11.289cm" draw:caption-point-x="-0.61cm" draw:caption-point-y="0.913cm">
              <dc:creator>Unknown Author</dc:creator>
              <dc:date>2024-07-01T10:03:00</dc:date>
              <text:p>Perform a soft reset after download</text:p>
            </office:annotation>
            <text:p>IsAfterDownRest=1</text:p>
          </table:table-cell>
          <table:table-cell office:value-type="string" calcext:value-type="string">
            <office:annotation draw:style-name="gr1" svg:width="2.899cm" svg:height="1.799cm" svg:x="39.665cm" svg:y="11.289cm" draw:caption-point-x="-0.61cm" draw:caption-point-y="0.913cm">
              <dc:creator>Unknown Author</dc:creator>
              <dc:date>2024-07-01T10:03:00</dc:date>
              <text:p>User data DATA0</text:p>
            </office:annotation>
            <text:p>DATA0=0x00</text:p>
          </table:table-cell>
          <table:table-cell office:value-type="string" calcext:value-type="string">
            <text:p>DATA1=0x00</text:p>
          </table:table-cell>
          <table:table-cell office:value-type="string" calcext:value-type="string">
            <office:annotation draw:style-name="gr1" svg:width="2.899cm" svg:height="1.799cm" svg:x="47.1cm" svg:y="11.289cm" draw:caption-point-x="-0.61cm" draw:caption-point-y="0.913cm">
              <dc:creator>Unknown Author</dc:creator>
              <dc:date>2024-07-01T10:04:00</dc:date>
              <text:p>Write protection control bit WRP0</text:p>
            </office:annotation>
            <text:p>WRP0=0xFF</text:p>
          </table:table-cell>
          <table:table-cell office:value-type="string" calcext:value-type="string">
            <text:p>WRP1=0xFF</text:p>
          </table:table-cell>
          <table:table-cell office:value-type="string" calcext:value-type="string">
            <text:p>WRP2=0xFF</text:p>
          </table:table-cell>
          <table:table-cell office:value-type="string" calcext:value-type="string">
            <text:p>WRP3=0xFF</text:p>
          </table:table-cell>
          <table:table-cell table:style-name="ce4" office:value-type="string" calcext:value-type="string">
            <office:annotation draw:style-name="gr1" svg:width="2.899cm" svg:height="1.799cm" svg:x="56.602cm" svg:y="10.692cm" draw:caption-point-x="-0.61cm" draw:caption-point-y="1.51cm">
              <dc:creator>Unknown Author</dc:creator>
              <dc:date>2024-07-01T10:57:00</dc:date>
              <text:p>DI_Baud : 115200, 1M, 2M</text:p>
            </office:annotation>
            <text:p>Baud=115200</text:p>
          </table:table-cell>
          <table:table-cell office:value-type="string" calcext:value-type="string">
            <office:annotation draw:style-name="gr3" svg:width="2.899cm" svg:height="3.361cm" svg:x="62.867cm" svg:y="10.692cm" draw:caption-point-x="-0.61cm" draw:caption-point-y="1.51cm">
              <dc:creator>Unknown Author</dc:creator>
              <dc:date>2024-07-01T11:05:00</dc:date>
              <text:p>Chip memory allocation :</text:p>
              <text:p>RAMX 32KB + ROM 160KB</text:p>
              <text:p>RAMX 48KB + ROM 144KB</text:p>
              <text:p>RAMX 64KB + ROM 128KB</text:p>
            </office:annotation>
            <text:p>UserMem=RAMX 64KB + ROM 128KB</text:p>
          </table:table-cell>
          <table:table-cell table:style-name="ce2" office:value-type="string" calcext:value-type="string">
            <text:p>PD7Multiplexing=0</text:p>
          </table:table-cell>
          <table:table-cell table:style-name="ce2" office:value-type="string" calcext:value-type="string">
            <text:p>CANOfflineRecovery=0</text:p>
          </table:table-cell>
        </table:table-row>
        <table:table-row table:style-name="ro1">
          <table:table-cell office:value-type="string" calcext:value-type="string">
            <text:p>CH32V208WBU6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V208RBT6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V208CBU6</text:p>
          </table:table-cell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V208GBU6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V303RBT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32VUICfg</text:p>
          </table:table-cell>
          <table:table-cell table:style-name="ce2" office:value-type="string" calcext:value-type="string">
            <text:p>bDnInterType=0</text:p>
          </table:table-cell>
          <table:table-cell office:value-type="string" calcext:value-type="string">
            <office:annotation draw:style-name="gr1" svg:width="2.899cm" svg:height="1.799cm" svg:x="17.449cm" svg:y="13.547cm" draw:caption-point-x="-0.61cm" draw:caption-point-y="0.913cm">
              <dc:creator>Unknown Author</dc:creator>
              <dc:date>2024-07-01T10:00:00</dc:date>
              <text:p>Disable stop-mode RST</text:p>
            </office:annotation>
            <text:p>IsStopRst=1</text:p>
          </table:table-cell>
          <table:table-cell office:value-type="string" calcext:value-type="string">
            <office:annotation draw:style-name="gr1" svg:width="2.899cm" svg:height="1.799cm" svg:x="20.204cm" svg:y="13.547cm" draw:caption-point-x="-0.61cm" draw:caption-point-y="0.913cm">
              <dc:creator>Unknown Author</dc:creator>
              <dc:date>2024-07-01T10:00:00</dc:date>
              <text:p>Disable standby-mode RST</text:p>
            </office:annotation>
            <text:p>IsStandbyRst=1</text:p>
          </table:table-cell>
          <table:table-cell office:value-type="string" calcext:value-type="string">
            <office:annotation draw:style-name="gr1" svg:width="2.899cm" svg:height="1.799cm" svg:x="23.852cm" svg:y="13.547cm" draw:caption-point-x="-0.61cm" draw:caption-point-y="0.913cm">
              <dc:creator>Unknown Author</dc:creator>
              <dc:date>2024-07-01T10:00:00</dc:date>
              <text:p>Enable long delay time</text:p>
            </office:annotation>
            <text:p>IsEnableLongRest=0</text:p>
          </table:table-cell>
          <table:table-cell office:value-type="string" calcext:value-type="string">
            <office:annotation draw:style-name="gr1" svg:width="2.899cm" svg:height="1.799cm" svg:x="27.332cm" svg:y="13.547cm" draw:caption-point-x="-0.61cm" draw:caption-point-y="0.913cm">
              <dc:creator>Unknown Author</dc:creator>
              <dc:date>2024-07-01T10:01:00</dc:date>
              <text:p>Soft-ctrl IWDG</text:p>
            </office:annotation>
            <text:p>IsIwdgSw=1</text:p>
          </table:table-cell>
          <table:table-cell office:value-type="string" calcext:value-type="string">
            <office:annotation draw:style-name="gr1" svg:width="2.899cm" svg:height="1.799cm" svg:x="30.2cm" svg:y="13.547cm" draw:caption-point-x="-0.61cm" draw:caption-point-y="0.913cm">
              <dc:creator>Unknown Author</dc:creator>
              <dc:date>2024-07-01T10:05:00</dc:date>
              <text:p>Enable RRP</text:p>
            </office:annotation>
            <text:p>IsCodeProtect=1</text:p>
          </table:table-cell>
          <table:table-cell office:value-type="string" calcext:value-type="string">
            <office:annotation draw:style-name="gr1" svg:width="2.899cm" svg:height="1.799cm" svg:x="33.569cm" svg:y="13.547cm" draw:caption-point-x="-0.61cm" draw:caption-point-y="0.913cm">
              <dc:creator>Unknown Author</dc:creator>
              <dc:date>2024-07-01T10:03:00</dc:date>
              <text:p>Clear CodeFlash</text:p>
            </office:annotation>
            <text:p>IsEraseAllCFlash=1</text:p>
          </table:table-cell>
          <table:table-cell office:value-type="string" calcext:value-type="string">
            <office:annotation draw:style-name="gr1" svg:width="2.899cm" svg:height="1.799cm" svg:x="37.021cm" svg:y="13.547cm" draw:caption-point-x="-0.61cm" draw:caption-point-y="0.913cm">
              <dc:creator>Unknown Author</dc:creator>
              <dc:date>2024-07-01T10:03:00</dc:date>
              <text:p>Perform a soft reset after download</text:p>
            </office:annotation>
            <text:p>IsAfterDownRest=1</text:p>
          </table:table-cell>
          <table:table-cell office:value-type="string" calcext:value-type="string">
            <office:annotation draw:style-name="gr1" svg:width="2.899cm" svg:height="1.799cm" svg:x="39.665cm" svg:y="13.547cm" draw:caption-point-x="-0.61cm" draw:caption-point-y="0.913cm">
              <dc:creator>Unknown Author</dc:creator>
              <dc:date>2024-07-01T10:03:00</dc:date>
              <text:p>User data DATA0</text:p>
            </office:annotation>
            <text:p>DATA0=0x00</text:p>
          </table:table-cell>
          <table:table-cell office:value-type="string" calcext:value-type="string">
            <text:p>DATA1=0x00</text:p>
          </table:table-cell>
          <table:table-cell office:value-type="string" calcext:value-type="string">
            <office:annotation draw:style-name="gr1" svg:width="2.899cm" svg:height="1.799cm" svg:x="47.1cm" svg:y="13.547cm" draw:caption-point-x="-0.61cm" draw:caption-point-y="0.913cm">
              <dc:creator>Unknown Author</dc:creator>
              <dc:date>2024-07-01T10:04:00</dc:date>
              <text:p>Write protection control bit WRP0</text:p>
            </office:annotation>
            <text:p>WRP0=0xFF</text:p>
          </table:table-cell>
          <table:table-cell office:value-type="string" calcext:value-type="string">
            <text:p>WRP1=0xFF</text:p>
          </table:table-cell>
          <table:table-cell office:value-type="string" calcext:value-type="string">
            <text:p>WRP2=0xFF</text:p>
          </table:table-cell>
          <table:table-cell office:value-type="string" calcext:value-type="string">
            <text:p>WRP3=0xFF</text:p>
          </table:table-cell>
          <table:table-cell table:style-name="ce4" office:value-type="string" calcext:value-type="string">
            <office:annotation draw:style-name="gr1" svg:width="2.899cm" svg:height="1.799cm" svg:x="56.602cm" svg:y="12.95cm" draw:caption-point-x="-0.61cm" draw:caption-point-y="1.51cm">
              <dc:creator>Unknown Author</dc:creator>
              <dc:date>2024-07-01T10:57:00</dc:date>
              <text:p>DI_Baud : 115200, 1M, 2M</text:p>
            </office:annotation>
            <text:p>Baud=115200</text:p>
          </table:table-cell>
          <table:table-cell table:style-name="ce3" office:value-type="string" calcext:value-type="string">
            <text:p>UserMem=.</text:p>
          </table:table-cell>
          <table:table-cell table:style-name="ce2" office:value-type="string" calcext:value-type="string">
            <text:p>PD7Multiplexing=0</text:p>
          </table:table-cell>
          <table:table-cell table:style-name="ce2" office:value-type="string" calcext:value-type="string">
            <text:p>CANOfflineRecovery=0</text:p>
          </table:table-cell>
        </table:table-row>
        <table:table-row table:style-name="ro1">
          <table:table-cell office:value-type="string" calcext:value-type="string">
            <text:p>CH32V303CBT6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V305RBT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V305GBU6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V303VCT6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H32VUICfg</text:p>
          </table:table-cell>
          <table:table-cell table:style-name="ce2" office:value-type="string" calcext:value-type="string">
            <text:p>bDnInterType=0</text:p>
          </table:table-cell>
          <table:table-cell office:value-type="string" calcext:value-type="string">
            <office:annotation draw:style-name="gr1" svg:width="2.899cm" svg:height="1.799cm" svg:x="17.449cm" svg:y="15.353cm" draw:caption-point-x="-0.61cm" draw:caption-point-y="0.913cm">
              <dc:creator>Unknown Author</dc:creator>
              <dc:date>2024-07-01T10:00:00</dc:date>
              <text:p>Disable stop-mode RST</text:p>
            </office:annotation>
            <text:p>IsStopRst=1</text:p>
          </table:table-cell>
          <table:table-cell office:value-type="string" calcext:value-type="string">
            <office:annotation draw:style-name="gr1" svg:width="2.899cm" svg:height="1.799cm" svg:x="20.204cm" svg:y="15.353cm" draw:caption-point-x="-0.61cm" draw:caption-point-y="0.913cm">
              <dc:creator>Unknown Author</dc:creator>
              <dc:date>2024-07-01T10:00:00</dc:date>
              <text:p>Disable standby-mode RST</text:p>
            </office:annotation>
            <text:p>IsStandbyRst=1</text:p>
          </table:table-cell>
          <table:table-cell office:value-type="string" calcext:value-type="string">
            <office:annotation draw:style-name="gr1" svg:width="2.899cm" svg:height="1.799cm" svg:x="23.852cm" svg:y="15.353cm" draw:caption-point-x="-0.61cm" draw:caption-point-y="0.913cm">
              <dc:creator>Unknown Author</dc:creator>
              <dc:date>2024-07-01T10:00:00</dc:date>
              <text:p>Enable long delay time</text:p>
            </office:annotation>
            <text:p>IsEnableLongRest=0</text:p>
          </table:table-cell>
          <table:table-cell office:value-type="string" calcext:value-type="string">
            <office:annotation draw:style-name="gr1" svg:width="2.899cm" svg:height="1.799cm" svg:x="27.332cm" svg:y="15.353cm" draw:caption-point-x="-0.61cm" draw:caption-point-y="0.913cm">
              <dc:creator>Unknown Author</dc:creator>
              <dc:date>2024-07-01T10:01:00</dc:date>
              <text:p>Soft-ctrl IWDG</text:p>
            </office:annotation>
            <text:p>IsIwdgSw=1</text:p>
          </table:table-cell>
          <table:table-cell office:value-type="string" calcext:value-type="string">
            <office:annotation draw:style-name="gr1" svg:width="2.899cm" svg:height="1.799cm" svg:x="30.2cm" svg:y="15.353cm" draw:caption-point-x="-0.61cm" draw:caption-point-y="0.913cm">
              <dc:creator>Unknown Author</dc:creator>
              <dc:date>2024-07-01T10:05:00</dc:date>
              <text:p>Enable RRP</text:p>
            </office:annotation>
            <text:p>IsCodeProtect=1</text:p>
          </table:table-cell>
          <table:table-cell office:value-type="string" calcext:value-type="string">
            <office:annotation draw:style-name="gr1" svg:width="2.899cm" svg:height="1.799cm" svg:x="33.569cm" svg:y="15.353cm" draw:caption-point-x="-0.61cm" draw:caption-point-y="0.913cm">
              <dc:creator>Unknown Author</dc:creator>
              <dc:date>2024-07-01T10:03:00</dc:date>
              <text:p>Clear CodeFlash</text:p>
            </office:annotation>
            <text:p>IsEraseAllCFlash=1</text:p>
          </table:table-cell>
          <table:table-cell office:value-type="string" calcext:value-type="string">
            <office:annotation draw:style-name="gr1" svg:width="2.899cm" svg:height="1.799cm" svg:x="37.021cm" svg:y="15.353cm" draw:caption-point-x="-0.61cm" draw:caption-point-y="0.913cm">
              <dc:creator>Unknown Author</dc:creator>
              <dc:date>2024-07-01T10:03:00</dc:date>
              <text:p>Perform a soft reset after download</text:p>
            </office:annotation>
            <text:p>IsAfterDownRest=1</text:p>
          </table:table-cell>
          <table:table-cell office:value-type="string" calcext:value-type="string">
            <office:annotation draw:style-name="gr1" svg:width="2.899cm" svg:height="1.799cm" svg:x="39.665cm" svg:y="15.353cm" draw:caption-point-x="-0.61cm" draw:caption-point-y="0.913cm">
              <dc:creator>Unknown Author</dc:creator>
              <dc:date>2024-07-01T10:03:00</dc:date>
              <text:p>User data DATA0</text:p>
            </office:annotation>
            <text:p>DATA0=0x00</text:p>
          </table:table-cell>
          <table:table-cell office:value-type="string" calcext:value-type="string">
            <text:p>DATA1=0x00</text:p>
          </table:table-cell>
          <table:table-cell office:value-type="string" calcext:value-type="string">
            <office:annotation draw:style-name="gr1" svg:width="2.899cm" svg:height="1.799cm" svg:x="47.1cm" svg:y="15.353cm" draw:caption-point-x="-0.61cm" draw:caption-point-y="0.913cm">
              <dc:creator>Unknown Author</dc:creator>
              <dc:date>2024-07-01T10:04:00</dc:date>
              <text:p>Write protection control bit WRP0</text:p>
            </office:annotation>
            <text:p>WRP0=0xFF</text:p>
          </table:table-cell>
          <table:table-cell office:value-type="string" calcext:value-type="string">
            <text:p>WRP1=0xFF</text:p>
          </table:table-cell>
          <table:table-cell office:value-type="string" calcext:value-type="string">
            <text:p>WRP2=0xFF</text:p>
          </table:table-cell>
          <table:table-cell office:value-type="string" calcext:value-type="string">
            <text:p>WRP3=0xFF</text:p>
          </table:table-cell>
          <table:table-cell table:style-name="ce4" office:value-type="string" calcext:value-type="string">
            <office:annotation draw:style-name="gr1" svg:width="2.899cm" svg:height="1.799cm" svg:x="56.602cm" svg:y="14.756cm" draw:caption-point-x="-0.61cm" draw:caption-point-y="1.51cm">
              <dc:creator>Unknown Author</dc:creator>
              <dc:date>2024-07-01T10:57:00</dc:date>
              <text:p>DI_Baud : 115200, 1M, 2M</text:p>
            </office:annotation>
            <text:p>Baud=115200</text:p>
          </table:table-cell>
          <table:table-cell office:value-type="string" calcext:value-type="string">
            <office:annotation draw:style-name="gr4" svg:width="2.899cm" svg:height="4.151cm" svg:x="62.867cm" svg:y="14.756cm" draw:caption-point-x="-0.61cm" draw:caption-point-y="1.51cm">
              <dc:creator>Unknown Author</dc:creator>
              <dc:date>2024-07-01T11:14:00</dc:date>
              <text:p>Chip memory allocation :</text:p>
              <text:p>RAMX 32KB + ROM 288KB</text:p>
              <text:p>RAMX 64KB + ROM 256KB</text:p>
              <text:p>RAMX 96KB + ROM 224KB</text:p>
              <text:p>RAMX 128KB + ROM 192KB</text:p>
            </office:annotation>
            <text:p>UserMem=RAMX 64KB + ROM 256KB</text:p>
          </table:table-cell>
          <table:table-cell table:style-name="ce2" office:value-type="string" calcext:value-type="string">
            <text:p>PD7Multiplexing=0</text:p>
          </table:table-cell>
          <table:table-cell table:style-name="ce2" office:value-type="string" calcext:value-type="string">
            <text:p>CANOfflineRecovery=0</text:p>
          </table:table-cell>
        </table:table-row>
        <table:table-row table:style-name="ro1">
          <table:table-cell office:value-type="string" calcext:value-type="string">
            <text:p>CH32V303RCT6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V307WCU6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V307VCT6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V307RCT6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X035F8U6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H32VUICfg</text:p>
          </table:table-cell>
          <table:table-cell table:style-name="ce2" office:value-type="string" calcext:value-type="string">
            <text:p>bDnInterType=0</text:p>
          </table:table-cell>
          <table:table-cell office:value-type="string" calcext:value-type="string">
            <office:annotation draw:style-name="gr1" svg:width="2.899cm" svg:height="1.799cm" svg:x="17.449cm" svg:y="17.611cm" draw:caption-point-x="-0.61cm" draw:caption-point-y="0.913cm">
              <dc:creator>Unknown Author</dc:creator>
              <dc:date>2024-07-01T10:00:00</dc:date>
              <text:p>Disable stop-mode RST</text:p>
            </office:annotation>
            <text:p>IsStopRst=1</text:p>
          </table:table-cell>
          <table:table-cell office:value-type="string" calcext:value-type="string">
            <office:annotation draw:style-name="gr1" svg:width="2.899cm" svg:height="1.799cm" svg:x="20.204cm" svg:y="17.611cm" draw:caption-point-x="-0.61cm" draw:caption-point-y="0.913cm">
              <dc:creator>Unknown Author</dc:creator>
              <dc:date>2024-07-01T10:00:00</dc:date>
              <text:p>Disable standby-mode RST</text:p>
            </office:annotation>
            <text:p>IsStandbyRst=1</text:p>
          </table:table-cell>
          <table:table-cell office:value-type="string" calcext:value-type="string">
            <office:annotation draw:style-name="gr1" svg:width="2.899cm" svg:height="1.799cm" svg:x="23.852cm" svg:y="17.611cm" draw:caption-point-x="-0.61cm" draw:caption-point-y="0.913cm">
              <dc:creator>Unknown Author</dc:creator>
              <dc:date>2024-07-01T10:00:00</dc:date>
              <text:p>Enable long delay time</text:p>
            </office:annotation>
            <text:p>IsEnableLongRest=0</text:p>
          </table:table-cell>
          <table:table-cell office:value-type="string" calcext:value-type="string">
            <office:annotation draw:style-name="gr1" svg:width="2.899cm" svg:height="1.799cm" svg:x="27.332cm" svg:y="17.611cm" draw:caption-point-x="-0.61cm" draw:caption-point-y="0.913cm">
              <dc:creator>Unknown Author</dc:creator>
              <dc:date>2024-07-01T10:01:00</dc:date>
              <text:p>Soft-ctrl IWDG</text:p>
            </office:annotation>
            <text:p>IsIwdgSw=1</text:p>
          </table:table-cell>
          <table:table-cell office:value-type="string" calcext:value-type="string">
            <office:annotation draw:style-name="gr1" svg:width="2.899cm" svg:height="1.799cm" svg:x="30.2cm" svg:y="17.611cm" draw:caption-point-x="-0.61cm" draw:caption-point-y="0.913cm">
              <dc:creator>Unknown Author</dc:creator>
              <dc:date>2024-07-01T10:05:00</dc:date>
              <text:p>Enable RRP</text:p>
            </office:annotation>
            <text:p>IsCodeProtect=1</text:p>
          </table:table-cell>
          <table:table-cell office:value-type="string" calcext:value-type="string">
            <office:annotation draw:style-name="gr1" svg:width="2.899cm" svg:height="1.799cm" svg:x="33.569cm" svg:y="17.611cm" draw:caption-point-x="-0.61cm" draw:caption-point-y="0.913cm">
              <dc:creator>Unknown Author</dc:creator>
              <dc:date>2024-07-01T10:03:00</dc:date>
              <text:p>Clear CodeFlash</text:p>
            </office:annotation>
            <text:p>IsEraseAllCFlash=0</text:p>
          </table:table-cell>
          <table:table-cell office:value-type="string" calcext:value-type="string">
            <office:annotation draw:style-name="gr1" svg:width="2.899cm" svg:height="1.799cm" svg:x="37.021cm" svg:y="17.611cm" draw:caption-point-x="-0.61cm" draw:caption-point-y="0.913cm">
              <dc:creator>Unknown Author</dc:creator>
              <dc:date>2024-07-01T10:03:00</dc:date>
              <text:p>Perform a soft reset after download</text:p>
            </office:annotation>
            <text:p>IsAfterDownRest=1</text:p>
          </table:table-cell>
          <table:table-cell office:value-type="string" calcext:value-type="string">
            <office:annotation draw:style-name="gr1" svg:width="2.899cm" svg:height="1.799cm" svg:x="39.665cm" svg:y="17.611cm" draw:caption-point-x="-0.61cm" draw:caption-point-y="0.913cm">
              <dc:creator>Unknown Author</dc:creator>
              <dc:date>2024-07-01T10:03:00</dc:date>
              <text:p>User data DATA0</text:p>
            </office:annotation>
            <text:p>DATA0=0x00</text:p>
          </table:table-cell>
          <table:table-cell office:value-type="string" calcext:value-type="string">
            <text:p>DATA1=0x00</text:p>
          </table:table-cell>
          <table:table-cell office:value-type="string" calcext:value-type="string">
            <office:annotation draw:style-name="gr1" svg:width="2.899cm" svg:height="1.799cm" svg:x="47.1cm" svg:y="17.611cm" draw:caption-point-x="-0.61cm" draw:caption-point-y="0.913cm">
              <dc:creator>Unknown Author</dc:creator>
              <dc:date>2024-07-01T10:04:00</dc:date>
              <text:p>Write protection control bit WRP0</text:p>
            </office:annotation>
            <text:p>WRP0=0xFF</text:p>
          </table:table-cell>
          <table:table-cell office:value-type="string" calcext:value-type="string">
            <text:p>WRP1=0xFF</text:p>
          </table:table-cell>
          <table:table-cell office:value-type="string" calcext:value-type="string">
            <text:p>WRP2=0xFF</text:p>
          </table:table-cell>
          <table:table-cell office:value-type="string" calcext:value-type="string">
            <text:p>WRP3=0xFF</text:p>
          </table:table-cell>
          <table:table-cell table:style-name="ce4" office:value-type="string" calcext:value-type="string">
            <office:annotation draw:style-name="gr1" svg:width="2.899cm" svg:height="1.799cm" svg:x="56.602cm" svg:y="17.014cm" draw:caption-point-x="-0.61cm" draw:caption-point-y="1.51cm">
              <dc:creator>Unknown Author</dc:creator>
              <dc:date>2024-07-01T10:17:00</dc:date>
              <text:p>DI_Baud (read only)</text:p>
            </office:annotation>
            <text:p>Baud=115200</text:p>
          </table:table-cell>
          <table:table-cell table:style-name="ce2" office:value-type="string" calcext:value-type="string">
            <text:p>UserMem=.</text:p>
          </table:table-cell>
          <table:table-cell table:style-name="ce2" office:value-type="string" calcext:value-type="string">
            <office:annotation draw:style-name="gr5" svg:width="2.899cm" svg:height="3.756cm" svg:x="66.208cm" svg:y="17.014cm" draw:caption-point-x="-0.61cm" draw:caption-point-y="1.51cm">
              <dc:creator>Unknown Author</dc:creator>
              <dc:date>2024-07-01T11:31:00</dc:date>
              <text:p>RST multiplexing is an external pin reset</text:p>
              <text:p>0: Enable RST mul-func</text:p>
              <text:p>1: Disable mul-func, RST is used for IO function</text:p>
            </office:annotation>
            <text:p>PD7Multiplexing=0</text:p>
          </table:table-cell>
          <table:table-cell table:style-name="ce2" office:value-type="string" calcext:value-type="string">
            <text:p>CANOfflineRecovery=0</text:p>
          </table:table-cell>
        </table:table-row>
        <table:table-row table:style-name="ro1">
          <table:table-cell office:value-type="string" calcext:value-type="string">
            <text:p>CH32X035G8U6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dem</text:p>
          </table:table-cell>
          <table:table-cell table:style-name="ce2"/>
          <table:table-cell table:number-columns-repeated="13"/>
          <table:table-cell table:style-name="ce4"/>
          <table:table-cell table:style-name="ce2" table:number-columns-repeated="3"/>
        </table:table-row>
        <table:table-row table:style-name="ro1">
          <table:table-cell office:value-type="string" calcext:value-type="string">
            <text:p>CH32X033F8P6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32VUICfg</text:p>
          </table:table-cell>
          <table:table-cell table:style-name="ce2" office:value-type="string" calcext:value-type="string">
            <text:p>bDnInterType=0</text:p>
          </table:table-cell>
          <table:table-cell office:value-type="string" calcext:value-type="string">
            <office:annotation draw:style-name="gr1" svg:width="2.899cm" svg:height="1.799cm" svg:x="17.449cm" svg:y="18.514cm" draw:caption-point-x="-0.61cm" draw:caption-point-y="0.913cm">
              <dc:creator>Unknown Author</dc:creator>
              <dc:date>2024-07-01T10:00:00</dc:date>
              <text:p>Disable stop-mode RST</text:p>
            </office:annotation>
            <text:p>IsStopRst=1</text:p>
          </table:table-cell>
          <table:table-cell office:value-type="string" calcext:value-type="string">
            <office:annotation draw:style-name="gr1" svg:width="2.899cm" svg:height="1.799cm" svg:x="20.204cm" svg:y="18.514cm" draw:caption-point-x="-0.61cm" draw:caption-point-y="0.913cm">
              <dc:creator>Unknown Author</dc:creator>
              <dc:date>2024-07-01T10:00:00</dc:date>
              <text:p>Disable standby-mode RST</text:p>
            </office:annotation>
            <text:p>IsStandbyRst=1</text:p>
          </table:table-cell>
          <table:table-cell office:value-type="string" calcext:value-type="string">
            <office:annotation draw:style-name="gr1" svg:width="2.899cm" svg:height="1.799cm" svg:x="23.852cm" svg:y="18.514cm" draw:caption-point-x="-0.61cm" draw:caption-point-y="0.913cm">
              <dc:creator>Unknown Author</dc:creator>
              <dc:date>2024-07-01T10:00:00</dc:date>
              <text:p>Enable long delay time</text:p>
            </office:annotation>
            <text:p>IsEnableLongRest=0</text:p>
          </table:table-cell>
          <table:table-cell office:value-type="string" calcext:value-type="string">
            <office:annotation draw:style-name="gr1" svg:width="2.899cm" svg:height="1.799cm" svg:x="27.332cm" svg:y="18.514cm" draw:caption-point-x="-0.61cm" draw:caption-point-y="0.913cm">
              <dc:creator>Unknown Author</dc:creator>
              <dc:date>2024-07-01T10:01:00</dc:date>
              <text:p>Soft-ctrl IWDG</text:p>
            </office:annotation>
            <text:p>IsIwdgSw=1</text:p>
          </table:table-cell>
          <table:table-cell office:value-type="string" calcext:value-type="string">
            <office:annotation draw:style-name="gr1" svg:width="2.899cm" svg:height="1.799cm" svg:x="30.2cm" svg:y="18.514cm" draw:caption-point-x="-0.61cm" draw:caption-point-y="0.913cm">
              <dc:creator>Unknown Author</dc:creator>
              <dc:date>2024-07-01T10:05:00</dc:date>
              <text:p>Enable RRP</text:p>
            </office:annotation>
            <text:p>IsCodeProtect=1</text:p>
          </table:table-cell>
          <table:table-cell office:value-type="string" calcext:value-type="string">
            <office:annotation draw:style-name="gr1" svg:width="2.899cm" svg:height="1.799cm" svg:x="33.569cm" svg:y="18.514cm" draw:caption-point-x="-0.61cm" draw:caption-point-y="0.913cm">
              <dc:creator>Unknown Author</dc:creator>
              <dc:date>2024-07-01T10:03:00</dc:date>
              <text:p>Clear CodeFlash</text:p>
            </office:annotation>
            <text:p>IsEraseAllCFlash=0</text:p>
          </table:table-cell>
          <table:table-cell office:value-type="string" calcext:value-type="string">
            <office:annotation draw:style-name="gr1" svg:width="2.899cm" svg:height="1.799cm" svg:x="37.021cm" svg:y="18.514cm" draw:caption-point-x="-0.61cm" draw:caption-point-y="0.913cm">
              <dc:creator>Unknown Author</dc:creator>
              <dc:date>2024-07-01T10:03:00</dc:date>
              <text:p>Perform a soft reset after download</text:p>
            </office:annotation>
            <text:p>IsAfterDownRest=1</text:p>
          </table:table-cell>
          <table:table-cell office:value-type="string" calcext:value-type="string">
            <office:annotation draw:style-name="gr1" svg:width="2.899cm" svg:height="1.799cm" svg:x="39.665cm" svg:y="18.514cm" draw:caption-point-x="-0.61cm" draw:caption-point-y="0.913cm">
              <dc:creator>Unknown Author</dc:creator>
              <dc:date>2024-07-01T10:03:00</dc:date>
              <text:p>User data DATA0</text:p>
            </office:annotation>
            <text:p>DATA0=0x00</text:p>
          </table:table-cell>
          <table:table-cell office:value-type="string" calcext:value-type="string">
            <text:p>DATA1=0x00</text:p>
          </table:table-cell>
          <table:table-cell office:value-type="string" calcext:value-type="string">
            <office:annotation draw:style-name="gr1" svg:width="2.899cm" svg:height="1.799cm" svg:x="47.1cm" svg:y="18.514cm" draw:caption-point-x="-0.61cm" draw:caption-point-y="0.913cm">
              <dc:creator>Unknown Author</dc:creator>
              <dc:date>2024-07-01T10:04:00</dc:date>
              <text:p>Write protection control bit WRP0</text:p>
            </office:annotation>
            <text:p>WRP0=0xFF</text:p>
          </table:table-cell>
          <table:table-cell office:value-type="string" calcext:value-type="string">
            <text:p>WRP1=0xFF</text:p>
          </table:table-cell>
          <table:table-cell office:value-type="string" calcext:value-type="string">
            <text:p>WRP2=0xFF</text:p>
          </table:table-cell>
          <table:table-cell office:value-type="string" calcext:value-type="string">
            <text:p>WRP3=0xFF</text:p>
          </table:table-cell>
          <table:table-cell table:style-name="ce4" office:value-type="string" calcext:value-type="string">
            <office:annotation draw:style-name="gr1" svg:width="2.899cm" svg:height="1.799cm" svg:x="56.602cm" svg:y="17.917cm" draw:caption-point-x="-0.61cm" draw:caption-point-y="1.51cm">
              <dc:creator>Unknown Author</dc:creator>
              <dc:date>2024-07-01T10:17:00</dc:date>
              <text:p>DI_Baud (read only)</text:p>
            </office:annotation>
            <text:p>Baud=115200</text:p>
          </table:table-cell>
          <table:table-cell table:style-name="ce2" office:value-type="string" calcext:value-type="string">
            <text:p>UserMem=.</text:p>
          </table:table-cell>
          <table:table-cell table:style-name="ce5" office:value-type="string" calcext:value-type="string">
            <office:annotation draw:style-name="gr5" svg:width="2.899cm" svg:height="3.756cm" svg:x="66.208cm" svg:y="17.917cm" draw:caption-point-x="-0.61cm" draw:caption-point-y="1.51cm">
              <dc:creator>Unknown Author</dc:creator>
              <dc:date>2024-07-01T11:31:00</dc:date>
              <text:p>RST multiplexing is an external pin reset</text:p>
              <text:p>0: Enable RST mul-func</text:p>
              <text:p>1: Disable mul-func, RST is used for IO function</text:p>
            </office:annotation>
            <text:p>PD7Multiplexing=0</text:p>
          </table:table-cell>
          <table:table-cell table:style-name="ce2" office:value-type="string" calcext:value-type="string">
            <text:p>CANOfflineRecovery=0</text:p>
          </table:table-cell>
        </table:table-row>
        <table:table-row table:style-name="ro1">
          <table:table-cell office:value-type="string" calcext:value-type="string">
            <text:p>CH32X035R8T6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X035C8T6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X035G8R6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32X035F7P6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571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H57x-58xUICfg</text:p>
          </table:table-cell>
          <table:table-cell table:style-name="ce2" office:value-type="string" calcext:value-type="string">
            <text:p>bDnInterType=0</text:p>
          </table:table-cell>
          <table:table-cell office:value-type="string" calcext:value-type="string">
            <office:annotation draw:style-name="gr1" svg:width="2.899cm" svg:height="4.546cm" svg:x="17.449cm" svg:y="20.175cm" draw:caption-point-x="-0.61cm" draw:caption-point-y="1.51cm">
              <dc:creator>Unknown Author</dc:creator>
              <dc:date>2024-07-01T12:32:00</dc:date>
              <text:p>Download Cfg pin: Boot0/Boot1</text:p>
              <text:p/>
              <text:p>CH571F: Boot0 = PB22, Boot1 = PB11</text:p>
              <text:p>CH571D: Boot0 = PB7, Boot1 = PB11</text:p>
              <text:p>CH571K: No boot pin</text:p>
            </office:annotation>
            <text:p>DwnldCfgPin=Boot0</text:p>
          </table:table-cell>
          <table:table-cell office:value-type="string" calcext:value-type="string">
            <office:annotation draw:style-name="gr1" svg:width="2.899cm" svg:height="1.799cm" svg:x="20.204cm" svg:y="20.175cm" draw:caption-point-x="-0.61cm" draw:caption-point-y="1.51cm">
              <dc:creator>Unknown Author</dc:creator>
              <dc:date>2024-07-01T12:33:00</dc:date>
              <text:p>Boot0 =&gt; 1</text:p>
              <text:p>Boot1 =&gt; 0</text:p>
            </office:annotation>
            <text:p>BootPinNum=1</text:p>
          </table:table-cell>
          <table:table-cell office:value-type="string" calcext:value-type="string">
            <office:annotation draw:style-name="gr1" svg:width="2.899cm" svg:height="1.799cm" svg:x="23.852cm" svg:y="20.175cm" draw:caption-point-x="-0.61cm" draw:caption-point-y="1.51cm">
              <dc:creator>Unknown Author</dc:creator>
              <dc:date>2024-07-01T12:35:00</dc:date>
              <text:p>WProtect addr: 0~0x</text:p>
            </office:annotation>
            <text:p>WProtectAddr=.</text:p>
          </table:table-cell>
          <table:table-cell office:value-type="string" calcext:value-type="string">
            <office:annotation draw:style-name="gr1" svg:width="2.899cm" svg:height="1.799cm" svg:x="27.332cm" svg:y="20.175cm" draw:caption-point-x="-0.61cm" draw:caption-point-y="1.51cm">
              <dc:creator>Unknown Author</dc:creator>
              <dc:date>2024-07-01T12:41:00</dc:date>
              <text:p>Clear DataFlash</text:p>
            </office:annotation>
            <text:p>IsClearDataFlash=0</text:p>
          </table:table-cell>
          <table:table-cell office:value-type="string" calcext:value-type="string">
            <office:annotation draw:style-name="gr1" svg:width="2.899cm" svg:height="1.799cm" svg:x="30.2cm" svg:y="20.772cm" draw:caption-point-x="-0.61cm" draw:caption-point-y="0.913cm">
              <dc:creator>Unknown Author</dc:creator>
              <dc:date>2024-07-01T12:37:00</dc:date>
              <text:p>Code and data protection mode</text:p>
            </office:annotation>
            <text:p>IsCodeProtect=1</text:p>
          </table:table-cell>
          <table:table-cell office:value-type="string" calcext:value-type="string">
            <office:annotation draw:style-name="gr1" svg:width="2.899cm" svg:height="1.799cm" svg:x="33.569cm" svg:y="20.772cm" draw:caption-point-x="-0.61cm" draw:caption-point-y="0.913cm">
              <dc:creator>Unknown Author</dc:creator>
              <dc:date>2024-07-01T12:41:00</dc:date>
              <text:p>Clear CodeFlash</text:p>
            </office:annotation>
            <text:p>IsEraseAllCFlash=0</text:p>
          </table:table-cell>
          <table:table-cell office:value-type="string" calcext:value-type="string">
            <office:annotation draw:style-name="gr1" svg:width="2.899cm" svg:height="1.799cm" svg:x="37.021cm" svg:y="20.772cm" draw:caption-point-x="-0.61cm" draw:caption-point-y="0.913cm">
              <dc:creator>Unknown Author</dc:creator>
              <dc:date>2024-07-01T12:42:00</dc:date>
              <text:p>Run the target program after download</text:p>
            </office:annotation>
            <text:p>IsAfterDownRest=1</text:p>
          </table:table-cell>
          <table:table-cell office:value-type="string" calcext:value-type="string">
            <office:annotation draw:style-name="gr1" svg:width="2.899cm" svg:height="1.799cm" svg:x="39.665cm" svg:y="20.175cm" draw:caption-point-x="-0.61cm" draw:caption-point-y="1.51cm">
              <dc:creator>Unknown Author</dc:creator>
              <dc:date>2024-07-01T12:49:00</dc:date>
              <text:p>Always 1. Apparently only used by the GUI.</text:p>
            </office:annotation>
            <text:p>bVerifyType=1</text:p>
          </table:table-cell>
          <table:table-cell office:value-type="string" calcext:value-type="string">
            <office:annotation draw:style-name="gr1" svg:width="2.899cm" svg:height="1.799cm" svg:x="43.591cm" svg:y="20.175cm" draw:caption-point-x="-0.61cm" draw:caption-point-y="1.51cm">
              <dc:creator>Unknown Author</dc:creator>
              <dc:date>2024-07-01T12:45:00</dc:date>
              <text:p>No-key serial port download</text:p>
            </office:annotation>
            <text:p>IsSerialNoBtnDwnld=1</text:p>
          </table:table-cell>
          <table:table-cell office:value-type="string" calcext:value-type="string">
            <office:annotation draw:style-name="gr1" svg:width="2.899cm" svg:height="1.799cm" svg:x="47.1cm" svg:y="20.175cm" draw:caption-point-x="-0.61cm" draw:caption-point-y="1.51cm">
              <dc:creator>Unknown Author</dc:creator>
              <dc:date>2024-07-01T12:47:00</dc:date>
              <text:p>RST as manual reset input pin</text:p>
            </office:annotation>
            <text:p>IsRSTAsInputPin=1</text:p>
          </table:table-cell>
          <table:table-cell table:number-columns-repeated="3"/>
          <table:table-cell table:style-name="ce4" office:value-type="string" calcext:value-type="string">
            <office:annotation draw:style-name="gr1" svg:width="2.899cm" svg:height="1.799cm" svg:x="56.602cm" svg:y="20.175cm" draw:caption-point-x="-0.61cm" draw:caption-point-y="1.51cm">
              <dc:creator>Unknown Author</dc:creator>
              <dc:date>2024-07-01T10:57:00</dc:date>
              <text:p>DI_Baud : 115200, 1M, 2M</text:p>
            </office:annotation>
            <text:p>Baud=115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573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581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H57x-58xUICfg</text:p>
          </table:table-cell>
          <table:table-cell table:style-name="ce2" office:value-type="string" calcext:value-type="string">
            <text:p>bDnInterType=0</text:p>
          </table:table-cell>
          <table:table-cell office:value-type="string" calcext:value-type="string">
            <office:annotation draw:style-name="gr6" svg:width="2.899cm" svg:height="4.546cm" svg:x="17.449cm" svg:y="21.078cm" draw:caption-point-x="-0.61cm" draw:caption-point-y="1.51cm">
              <dc:creator>Unknown Author</dc:creator>
              <dc:date>2024-07-01T12:52:00</dc:date>
              <text:p>Download Cfg pin: PB22/PB11</text:p>
            </office:annotation>
            <text:p>DwnldCfgPin=PB22</text:p>
          </table:table-cell>
          <table:table-cell office:value-type="string" calcext:value-type="string">
            <office:annotation draw:style-name="gr1" svg:width="2.899cm" svg:height="1.799cm" svg:x="20.204cm" svg:y="21.078cm" draw:caption-point-x="-0.61cm" draw:caption-point-y="1.51cm">
              <dc:creator>Unknown Author</dc:creator>
              <dc:date>2024-07-01T12:53:00</dc:date>
              <text:p>PB22 =&gt; 1</text:p>
              <text:p>PB11 =&gt; 0</text:p>
            </office:annotation>
            <text:p>BootPinNum=1</text:p>
          </table:table-cell>
          <table:table-cell office:value-type="string" calcext:value-type="string">
            <office:annotation draw:style-name="gr1" svg:width="2.899cm" svg:height="1.799cm" svg:x="23.852cm" svg:y="21.078cm" draw:caption-point-x="-0.61cm" draw:caption-point-y="1.51cm">
              <dc:creator>Unknown Author</dc:creator>
              <dc:date>2024-07-01T12:35:00</dc:date>
              <text:p>WProtect addr: 0~0x</text:p>
            </office:annotation>
            <text:p>WProtectAddr=.</text:p>
          </table:table-cell>
          <table:table-cell office:value-type="string" calcext:value-type="string">
            <office:annotation draw:style-name="gr1" svg:width="2.899cm" svg:height="1.799cm" svg:x="27.332cm" svg:y="21.078cm" draw:caption-point-x="-0.61cm" draw:caption-point-y="1.51cm">
              <dc:creator>Unknown Author</dc:creator>
              <dc:date>2024-07-01T12:41:00</dc:date>
              <text:p>Clear DataFlash</text:p>
            </office:annotation>
            <text:p>IsClearDataFlash=0</text:p>
          </table:table-cell>
          <table:table-cell office:value-type="string" calcext:value-type="string">
            <office:annotation draw:style-name="gr1" svg:width="2.899cm" svg:height="1.799cm" svg:x="30.2cm" svg:y="21.675cm" draw:caption-point-x="-0.61cm" draw:caption-point-y="0.913cm">
              <dc:creator>Unknown Author</dc:creator>
              <dc:date>2024-07-01T12:37:00</dc:date>
              <text:p>Code and data protection mode</text:p>
            </office:annotation>
            <text:p>IsCodeProtect=1</text:p>
          </table:table-cell>
          <table:table-cell office:value-type="string" calcext:value-type="string">
            <office:annotation draw:style-name="gr1" svg:width="2.899cm" svg:height="1.799cm" svg:x="33.569cm" svg:y="21.675cm" draw:caption-point-x="-0.61cm" draw:caption-point-y="0.913cm">
              <dc:creator>Unknown Author</dc:creator>
              <dc:date>2024-07-01T12:41:00</dc:date>
              <text:p>Clear CodeFlash</text:p>
            </office:annotation>
            <text:p>IsEraseAllCFlash=0</text:p>
          </table:table-cell>
          <table:table-cell office:value-type="string" calcext:value-type="string">
            <office:annotation draw:style-name="gr1" svg:width="2.899cm" svg:height="1.799cm" svg:x="37.021cm" svg:y="21.675cm" draw:caption-point-x="-0.61cm" draw:caption-point-y="0.913cm">
              <dc:creator>Unknown Author</dc:creator>
              <dc:date>2024-07-01T12:42:00</dc:date>
              <text:p>Run the target program after download</text:p>
            </office:annotation>
            <text:p>IsAfterDownRest=1</text:p>
          </table:table-cell>
          <table:table-cell table:style-name="ce3" office:value-type="string" calcext:value-type="string">
            <text:p>bVerifyType=0</text:p>
          </table:table-cell>
          <table:table-cell office:value-type="string" calcext:value-type="string">
            <office:annotation draw:style-name="gr1" svg:width="2.899cm" svg:height="1.799cm" svg:x="43.591cm" svg:y="21.078cm" draw:caption-point-x="-0.61cm" draw:caption-point-y="1.51cm">
              <dc:creator>Unknown Author</dc:creator>
              <dc:date>2024-07-01T12:45:00</dc:date>
              <text:p>No-key serial port download</text:p>
            </office:annotation>
            <text:p>IsSerialNoBtnDwnld=1</text:p>
          </table:table-cell>
          <table:table-cell office:value-type="string" calcext:value-type="string">
            <office:annotation draw:style-name="gr1" svg:width="2.899cm" svg:height="1.799cm" svg:x="47.1cm" svg:y="21.078cm" draw:caption-point-x="-0.61cm" draw:caption-point-y="1.51cm">
              <dc:creator>Unknown Author</dc:creator>
              <dc:date>2024-07-01T12:47:00</dc:date>
              <text:p>RST as manual reset input pin</text:p>
            </office:annotation>
            <text:p>IsRSTAsInputPin=1</text:p>
          </table:table-cell>
          <table:table-cell table:number-columns-repeated="3"/>
          <table:table-cell table:style-name="ce4" office:value-type="string" calcext:value-type="string">
            <office:annotation draw:style-name="gr1" svg:width="2.899cm" svg:height="1.799cm" svg:x="56.602cm" svg:y="21.078cm" draw:caption-point-x="-0.61cm" draw:caption-point-y="1.51cm">
              <dc:creator>Unknown Author</dc:creator>
              <dc:date>2024-07-01T10:57:00</dc:date>
              <text:p>DI_Baud : 115200, 1M, 2M</text:p>
            </office:annotation>
            <text:p>Baud=115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582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583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ide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591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H57x-58xUICfg</text:p>
          </table:table-cell>
          <table:table-cell table:style-name="ce2" office:value-type="string" calcext:value-type="string">
            <text:p>bDnInterType=0</text:p>
          </table:table-cell>
          <table:table-cell office:value-type="string" calcext:value-type="string">
            <office:annotation draw:style-name="gr6" svg:width="2.899cm" svg:height="4.546cm" svg:x="17.449cm" svg:y="22.432cm" draw:caption-point-x="-0.61cm" draw:caption-point-y="1.51cm">
              <dc:creator>Unknown Author</dc:creator>
              <dc:date>2024-07-01T12:59:00</dc:date>
              <text:p>Download Cfg pin: Boot0/Boot1</text:p>
              <text:p/>
              <text:p>CH591F/R: Boot0 = PB22, Boot1 = PB11</text:p>
              <text:p>CH591D: Boot0 = PB7, Boot1 = PB11</text:p>
            </office:annotation>
            <text:p>DwnldCfgPin=Boot0</text:p>
          </table:table-cell>
          <table:table-cell office:value-type="string" calcext:value-type="string">
            <office:annotation draw:style-name="gr1" svg:width="2.899cm" svg:height="1.799cm" svg:x="20.204cm" svg:y="22.432cm" draw:caption-point-x="-0.61cm" draw:caption-point-y="1.51cm">
              <dc:creator>Unknown Author</dc:creator>
              <dc:date>2024-07-01T12:33:00</dc:date>
              <text:p>Boot0 =&gt; 1</text:p>
              <text:p>Boot1 =&gt; 0</text:p>
            </office:annotation>
            <text:p>BootPinNum=1</text:p>
          </table:table-cell>
          <table:table-cell office:value-type="string" calcext:value-type="string">
            <office:annotation draw:style-name="gr1" svg:width="2.899cm" svg:height="1.799cm" svg:x="23.852cm" svg:y="22.432cm" draw:caption-point-x="-0.61cm" draw:caption-point-y="1.51cm">
              <dc:creator>Unknown Author</dc:creator>
              <dc:date>2024-07-01T12:35:00</dc:date>
              <text:p>WProtect addr: 0~0x</text:p>
            </office:annotation>
            <text:p>WProtectAddr=.</text:p>
          </table:table-cell>
          <table:table-cell office:value-type="string" calcext:value-type="string">
            <office:annotation draw:style-name="gr1" svg:width="2.899cm" svg:height="1.799cm" svg:x="27.332cm" svg:y="22.432cm" draw:caption-point-x="-0.61cm" draw:caption-point-y="1.51cm">
              <dc:creator>Unknown Author</dc:creator>
              <dc:date>2024-07-01T12:41:00</dc:date>
              <text:p>Clear DataFlash</text:p>
            </office:annotation>
            <text:p>IsClearDataFlash=0</text:p>
          </table:table-cell>
          <table:table-cell office:value-type="string" calcext:value-type="string">
            <office:annotation draw:style-name="gr1" svg:width="2.899cm" svg:height="1.799cm" svg:x="30.2cm" svg:y="23.029cm" draw:caption-point-x="-0.61cm" draw:caption-point-y="0.913cm">
              <dc:creator>Unknown Author</dc:creator>
              <dc:date>2024-07-01T12:37:00</dc:date>
              <text:p>Code and data protection mode</text:p>
            </office:annotation>
            <text:p>IsCodeProtect=1</text:p>
          </table:table-cell>
          <table:table-cell office:value-type="string" calcext:value-type="string">
            <office:annotation draw:style-name="gr1" svg:width="2.899cm" svg:height="1.799cm" svg:x="33.569cm" svg:y="23.029cm" draw:caption-point-x="-0.61cm" draw:caption-point-y="0.913cm">
              <dc:creator>Unknown Author</dc:creator>
              <dc:date>2024-07-01T12:41:00</dc:date>
              <text:p>Clear CodeFlash</text:p>
            </office:annotation>
            <text:p>IsEraseAllCFlash=0</text:p>
          </table:table-cell>
          <table:table-cell office:value-type="string" calcext:value-type="string">
            <office:annotation draw:style-name="gr1" svg:width="2.899cm" svg:height="1.799cm" svg:x="37.021cm" svg:y="23.029cm" draw:caption-point-x="-0.61cm" draw:caption-point-y="0.913cm">
              <dc:creator>Unknown Author</dc:creator>
              <dc:date>2024-07-01T12:42:00</dc:date>
              <text:p>Run the target program after download</text:p>
            </office:annotation>
            <text:p>IsAfterDownRest=1</text:p>
          </table:table-cell>
          <table:table-cell table:style-name="ce3" office:value-type="string" calcext:value-type="string">
            <text:p>bVerifyType=0</text:p>
          </table:table-cell>
          <table:table-cell office:value-type="string" calcext:value-type="string">
            <office:annotation draw:style-name="gr1" svg:width="2.899cm" svg:height="1.799cm" svg:x="43.591cm" svg:y="22.432cm" draw:caption-point-x="-0.61cm" draw:caption-point-y="1.51cm">
              <dc:creator>Unknown Author</dc:creator>
              <dc:date>2024-07-01T12:45:00</dc:date>
              <text:p>No-key serial port download</text:p>
            </office:annotation>
            <text:p>IsSerialNoBtnDwnld=1</text:p>
          </table:table-cell>
          <table:table-cell office:value-type="string" calcext:value-type="string">
            <office:annotation draw:style-name="gr1" svg:width="2.899cm" svg:height="1.799cm" svg:x="47.1cm" svg:y="22.432cm" draw:caption-point-x="-0.61cm" draw:caption-point-y="1.51cm">
              <dc:creator>Unknown Author</dc:creator>
              <dc:date>2024-07-01T12:47:00</dc:date>
              <text:p>RST as manual reset input pin</text:p>
            </office:annotation>
            <text:p>IsRSTAsInputPin=1</text:p>
          </table:table-cell>
          <table:table-cell table:number-columns-repeated="3"/>
          <table:table-cell table:style-name="ce4" office:value-type="string" calcext:value-type="string">
            <office:annotation draw:style-name="gr1" svg:width="2.899cm" svg:height="1.799cm" svg:x="56.602cm" svg:y="22.432cm" draw:caption-point-x="-0.61cm" draw:caption-point-y="1.51cm">
              <dc:creator>Unknown Author</dc:creator>
              <dc:date>2024-07-01T10:57:00</dc:date>
              <text:p>DI_Baud : 115200, 1M, 2M</text:p>
            </office:annotation>
            <text:p>Baud=115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592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H57x-58xUICfg</text:p>
          </table:table-cell>
          <table:table-cell table:style-name="ce2" office:value-type="string" calcext:value-type="string">
            <text:p>bDnInterType=0</text:p>
          </table:table-cell>
          <table:table-cell office:value-type="string" calcext:value-type="string">
            <office:annotation draw:style-name="gr6" svg:width="2.899cm" svg:height="4.546cm" svg:x="17.449cm" svg:y="22.884cm" draw:caption-point-x="-0.61cm" draw:caption-point-y="1.51cm">
              <dc:creator>Unknown Author</dc:creator>
              <dc:date>2024-07-01T12:52:00</dc:date>
              <text:p>Download Cfg pin: PB22/PB11</text:p>
            </office:annotation>
            <text:p>DwnldCfgPin=PB22</text:p>
          </table:table-cell>
          <table:table-cell office:value-type="string" calcext:value-type="string">
            <office:annotation draw:style-name="gr1" svg:width="2.899cm" svg:height="1.799cm" svg:x="20.204cm" svg:y="22.884cm" draw:caption-point-x="-0.61cm" draw:caption-point-y="1.51cm">
              <dc:creator>Unknown Author</dc:creator>
              <dc:date>2024-07-01T12:53:00</dc:date>
              <text:p>PB22 =&gt; 1</text:p>
              <text:p>PB11 =&gt; 0</text:p>
            </office:annotation>
            <text:p>BootPinNum=1</text:p>
          </table:table-cell>
          <table:table-cell office:value-type="string" calcext:value-type="string">
            <office:annotation draw:style-name="gr1" svg:width="2.899cm" svg:height="1.799cm" svg:x="23.852cm" svg:y="22.884cm" draw:caption-point-x="-0.61cm" draw:caption-point-y="1.51cm">
              <dc:creator>Unknown Author</dc:creator>
              <dc:date>2024-07-01T12:35:00</dc:date>
              <text:p>WProtect addr: 0~0x</text:p>
            </office:annotation>
            <text:p>WProtectAddr=.</text:p>
          </table:table-cell>
          <table:table-cell office:value-type="string" calcext:value-type="string">
            <office:annotation draw:style-name="gr1" svg:width="2.899cm" svg:height="1.799cm" svg:x="27.332cm" svg:y="22.884cm" draw:caption-point-x="-0.61cm" draw:caption-point-y="1.51cm">
              <dc:creator>Unknown Author</dc:creator>
              <dc:date>2024-07-01T12:41:00</dc:date>
              <text:p>Clear DataFlash</text:p>
            </office:annotation>
            <text:p>IsClearDataFlash=0</text:p>
          </table:table-cell>
          <table:table-cell office:value-type="string" calcext:value-type="string">
            <office:annotation draw:style-name="gr1" svg:width="2.899cm" svg:height="1.799cm" svg:x="30.2cm" svg:y="23.481cm" draw:caption-point-x="-0.61cm" draw:caption-point-y="0.913cm">
              <dc:creator>Unknown Author</dc:creator>
              <dc:date>2024-07-01T12:37:00</dc:date>
              <text:p>Code and data protection mode</text:p>
            </office:annotation>
            <text:p>IsCodeProtect=1</text:p>
          </table:table-cell>
          <table:table-cell office:value-type="string" calcext:value-type="string">
            <office:annotation draw:style-name="gr1" svg:width="2.899cm" svg:height="1.799cm" svg:x="33.569cm" svg:y="23.481cm" draw:caption-point-x="-0.61cm" draw:caption-point-y="0.913cm">
              <dc:creator>Unknown Author</dc:creator>
              <dc:date>2024-07-01T12:41:00</dc:date>
              <text:p>Clear CodeFlash</text:p>
            </office:annotation>
            <text:p>IsEraseAllCFlash=0</text:p>
          </table:table-cell>
          <table:table-cell office:value-type="string" calcext:value-type="string">
            <office:annotation draw:style-name="gr1" svg:width="2.899cm" svg:height="1.799cm" svg:x="37.021cm" svg:y="23.481cm" draw:caption-point-x="-0.61cm" draw:caption-point-y="0.913cm">
              <dc:creator>Unknown Author</dc:creator>
              <dc:date>2024-07-01T12:42:00</dc:date>
              <text:p>Run the target program after download</text:p>
            </office:annotation>
            <text:p>IsAfterDownRest=1</text:p>
          </table:table-cell>
          <table:table-cell table:style-name="ce3" office:value-type="string" calcext:value-type="string">
            <text:p>bVerifyType=0</text:p>
          </table:table-cell>
          <table:table-cell office:value-type="string" calcext:value-type="string">
            <office:annotation draw:style-name="gr1" svg:width="2.899cm" svg:height="1.799cm" svg:x="43.591cm" svg:y="22.884cm" draw:caption-point-x="-0.61cm" draw:caption-point-y="1.51cm">
              <dc:creator>Unknown Author</dc:creator>
              <dc:date>2024-07-01T12:45:00</dc:date>
              <text:p>No-key serial port download</text:p>
            </office:annotation>
            <text:p>IsSerialNoBtnDwnld=1</text:p>
          </table:table-cell>
          <table:table-cell office:value-type="string" calcext:value-type="string">
            <office:annotation draw:style-name="gr1" svg:width="2.899cm" svg:height="1.799cm" svg:x="47.1cm" svg:y="22.884cm" draw:caption-point-x="-0.61cm" draw:caption-point-y="1.51cm">
              <dc:creator>Unknown Author</dc:creator>
              <dc:date>2024-07-01T12:47:00</dc:date>
              <text:p>RST as manual reset input pin</text:p>
            </office:annotation>
            <text:p>IsRSTAsInputPin=1</text:p>
          </table:table-cell>
          <table:table-cell table:number-columns-repeated="3"/>
          <table:table-cell table:style-name="ce4" office:value-type="string" calcext:value-type="string">
            <office:annotation draw:style-name="gr1" svg:width="2.899cm" svg:height="1.799cm" svg:x="56.602cm" svg:y="22.884cm" draw:caption-point-x="-0.61cm" draw:caption-point-y="1.51cm">
              <dc:creator>Unknown Author</dc:creator>
              <dc:date>2024-07-01T10:57:00</dc:date>
              <text:p>DI_Baud : 115200, 1M, 2M</text:p>
            </office:annotation>
            <text:p>Baud=115200</text:p>
          </table:table-cell>
          <table:table-cell table:number-columns-repeated="3"/>
        </table:table-row>
        <table:table-row table:style-name="ro1" table:number-rows-repeated="1048520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adornments="Condensed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DejaVu Sans Condensed" fo:font-family="'DejaVu Sans Condensed'" style:font-style-name="Condensed" style:font-family-generic="swiss" style:font-pitch="variable" fo:language="en" fo:country="I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09:50:19.5862583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09:50:20.521319288</meta:creation-date>
    <meta:editing-duration>PT16M15S</meta:editing-duration>
    <meta:editing-cycles>7</meta:editing-cycles>
    <meta:generator>LibreOffice/24.2.4.2$Linux_X86_64 LibreOffice_project/420$Build-2</meta:generator>
    <dc:title>LibreOffice Calc Template</dc:title>
    <dc:date>2024-07-01T13:02:00.041400525</dc:date>
    <meta:document-statistic meta:table-count="1" meta:cell-count="447" meta:object-count="0"/>
    <meta:template xlink:type="simple" xlink:actuate="onRequest" xlink:title="LibreOffice Calc Template" xlink:href="../../../../Templates/Styles/LibreOffice%20Calc%20Template.ots" meta:date="2024-07-01T09:50:19.655546306"/>
  </office:meta>
</office:document-meta>
</file>